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11 6 4 2 2 2 2 2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 svg:panose-1="2 11 0 4 2 2 2 2 2 4"/>
    <style:font-face style:name="Mangal" svg:font-family="Mangal" style:font-family-generic="roman" style:font-pitch="variable" svg:panose-1="2 4 5 3 5 2 3 3 2 2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decorative" style:font-pitch="variable" svg:panose-1="5 5 1 2 1 7 6 2 5 7"/>
    <style:font-face style:name="Wingdings" svg:font-family="Wingdings" style:font-family-generic="decorative" style:font-pitch="variable" svg:panose-1="5 0 0 0 0 0 0 0 0 0"/>
    <style:font-face style:name="Menlo" svg:font-family="Menlo" style:font-family-generic="modern" style:font-pitch="fixed" svg:panose-1="2 11 6 9 3 8 4 2 2 4"/>
    <style:font-face style:name="Aptos" svg:font-family="Aptos" style:font-family-generic="swiss" style:font-pitch="variable" svg:panose-1="2 11 0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3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4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6" style:parent-style-name="Standard" style:family="paragraph">
      <style:text-properties style:font-name="Times New Roman" style:font-name-complex="Times New Roman" fo:font-size="14pt" style:font-size-asian="14pt" style:font-size-complex="14pt" fo:background-color="#151517"/>
    </style:style>
    <style:style style:name="T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4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5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6" style:parent-style-name="Обычный" style:family="paragraph">
      <style:paragraph-properties style:vertical-align="auto" fo:margin-top="0.1666in" fo:margin-bottom="0.1666in"/>
      <style:text-properties fo:hyphenate="true"/>
    </style:style>
    <style:style style:name="T1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ru" style:country-asian="RU" style:language-complex="ar" style:country-complex="SA"/>
    </style:style>
    <style:style style:name="P18" style:parent-style-name="Обычный" style:family="paragraph">
      <style:paragraph-properties style:vertical-align="auto" fo:margin-top="0.1666in" fo:margin-bottom="0.1666in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P19" style:parent-style-name="Обычный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P20" style:parent-style-name="Обычный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P21" style:parent-style-name="Обычный" style:family="paragraph">
      <style:paragraph-properties style:vertical-align="auto" fo:margin-top="0.1666in" fo:margin-bottom="0.1666in"/>
      <style:text-properties fo:hyphenate="true"/>
    </style:style>
    <style:style style:name="T2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ru" style:country-asian="RU" style:language-complex="ar" style:country-complex="SA"/>
    </style:style>
    <style:style style:name="P23" style:parent-style-name="Обычный" style:family="paragraph">
      <style:paragraph-properties style:vertical-align="auto" fo:margin-bottom="0.0833in" fo:text-indent="0in"/>
      <style:text-properties fo:hyphenate="true"/>
    </style:style>
    <style:style style:name="T2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ru" style:country-asian="RU" style:language-complex="ar" style:country-complex="SA"/>
    </style:style>
    <style:style style:name="T25" style:parent-style-name="Основнойшрифтабзаца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ru" style:country-asian="RU" style:language-complex="ar" style:country-complex="SA"/>
    </style:style>
    <style:style style:name="P26" style:parent-style-name="Обычный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P27" style:parent-style-name="Обычный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P28" style:parent-style-name="Обычный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P29" style:parent-style-name="Обычный" style:family="paragraph">
      <style:paragraph-properties style:vertical-align="auto" fo:margin-bottom="0.0833in" fo:text-indent="0in"/>
      <style:text-properties fo:hyphenate="true"/>
    </style:style>
    <style:style style:name="T3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ru" style:country-asian="RU" style:language-complex="ar" style:country-complex="SA"/>
    </style:style>
    <style:style style:name="T31" style:parent-style-name="Основнойшрифтабзаца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ru" style:country-asian="RU" style:language-complex="ar" style:country-complex="SA"/>
    </style:style>
    <style:style style:name="P32" style:parent-style-name="Обычный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P33" style:parent-style-name="Обычный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P34" style:parent-style-name="Обычный" style:family="paragraph">
      <style:paragraph-properties style:vertical-align="auto" fo:margin-bottom="0.0833in" fo:text-indent="0in"/>
      <style:text-properties fo:hyphenate="true"/>
    </style:style>
    <style:style style:name="T3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ru" style:country-asian="RU" style:language-complex="ar" style:country-complex="SA"/>
    </style:style>
    <style:style style:name="T36" style:parent-style-name="Основнойшрифтабзаца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ru" style:country-asian="RU" style:language-complex="ar" style:country-complex="SA"/>
    </style:style>
    <style:style style:name="P37" style:parent-style-name="Обычный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P38" style:parent-style-name="Обычный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P39" style:parent-style-name="Обычный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P40" style:parent-style-name="Обычный" style:family="paragraph">
      <style:paragraph-properties style:vertical-align="auto" fo:margin-bottom="0.0833in" fo:text-indent="0in"/>
      <style:text-properties fo:hyphenate="true"/>
    </style:style>
    <style:style style:name="T4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ru" style:country-asian="RU" style:language-complex="ar" style:country-complex="SA"/>
    </style:style>
    <style:style style:name="T42" style:parent-style-name="Основнойшрифтабзаца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ru" style:country-asian="RU" style:language-complex="ar" style:country-complex="SA"/>
    </style:style>
    <style:style style:name="P43" style:parent-style-name="Обычный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P44" style:parent-style-name="Обычный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P45" style:parent-style-name="Абзацсписка" style:family="paragraph">
      <style:paragraph-properties style:vertical-align="auto"/>
      <style:text-properties fo:hyphenate="true"/>
    </style:style>
    <style:style style:name="T4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ru" style:country-asian="RU" style:language-complex="ar" style:country-complex="SA"/>
    </style:style>
    <style:style style:name="T47" style:parent-style-name="Основнойшрифтабзаца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ru" style:country-asian="RU" style:language-complex="ar" style:country-complex="SA"/>
    </style:style>
    <style:style style:name="P48" style:parent-style-name="Обычный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P49" style:parent-style-name="Обычный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P50" style:parent-style-name="Обычный" style:family="paragraph">
      <style:paragraph-properties style:vertical-align="auto" fo:margin-top="0.1666in" fo:margin-bottom="0.1666in"/>
      <style:text-properties fo:hyphenate="true"/>
    </style:style>
    <style:style style:name="T5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ru" style:country-asian="RU" style:language-complex="ar" style:country-complex="SA"/>
    </style:style>
    <style:style style:name="P52" style:parent-style-name="Обычный" style:family="paragraph">
      <style:paragraph-properties style:vertical-align="auto" fo:margin-bottom="0.0833in"/>
      <style:text-properties fo:hyphenate="true"/>
    </style:style>
    <style:style style:name="T5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ru" style:country-asian="RU" style:language-complex="ar" style:country-complex="SA"/>
    </style:style>
    <style:style style:name="P54" style:parent-style-name="Обычный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P55" style:parent-style-name="Обычный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P56" style:parent-style-name="Обычный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P57" style:parent-style-name="Обычный" style:family="paragraph">
      <style:paragraph-properties style:vertical-align="auto" fo:margin-bottom="0.0833in"/>
      <style:text-properties fo:hyphenate="true"/>
    </style:style>
    <style:style style:name="T5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ru" style:country-asian="RU" style:language-complex="ar" style:country-complex="SA"/>
    </style:style>
    <style:style style:name="P59" style:parent-style-name="Обычный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P60" style:parent-style-name="Обычный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P61" style:parent-style-name="Обычный" style:family="paragraph">
      <style:paragraph-properties style:vertical-align="auto" fo:margin-bottom="0.0833in"/>
      <style:text-properties fo:hyphenate="true"/>
    </style:style>
    <style:style style:name="T6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ru" style:country-asian="RU" style:language-complex="ar" style:country-complex="SA"/>
    </style:style>
    <style:style style:name="P63" style:parent-style-name="Обычный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P64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T6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6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6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68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69" style:parent-style-name="Основнойшрифтабзаца" style:family="text">
      <style:text-properties style:font-name="Menlo" style:font-name-asian="Times New Roman" style:font-name-complex="Menlo" fo:color="#C586C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0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1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72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73" style:parent-style-name="Основнойшрифтабзаца" style:family="text">
      <style:text-properties style:font-name="Menlo" style:font-name-asian="Times New Roman" style:font-name-complex="Menlo" fo:color="#C586C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4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5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76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77" style:parent-style-name="Основнойшрифтабзаца" style:family="text">
      <style:text-properties style:font-name="Menlo" style:font-name-asian="Times New Roman" style:font-name-complex="Menlo" fo:color="#C586C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8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9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80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81" style:parent-style-name="Основнойшрифтабзаца" style:family="text">
      <style:text-properties style:font-name="Menlo" style:font-name-asian="Times New Roman" style:font-name-complex="Menlo" fo:color="#C586C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2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3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84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85" style:parent-style-name="Основнойшрифтабзаца" style:family="text">
      <style:text-properties style:font-name="Menlo" style:font-name-asian="Times New Roman" style:font-name-complex="Menlo" fo:color="#C586C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6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7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88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89" style:parent-style-name="Основнойшрифтабзаца" style:family="text">
      <style:text-properties style:font-name="Menlo" style:font-name-asian="Times New Roman" style:font-name-complex="Menlo" fo:color="#C586C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0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1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92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93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94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6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8" style:parent-style-name="Основнойшрифтабзаца" style:family="text">
      <style:text-properties style:font-name="Menlo" style:font-name-asian="Times New Roman" style:font-name-complex="Menlo" fo:color="#4EC9B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00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101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3" style:parent-style-name="Основнойшрифтабзаца" style:family="text">
      <style:text-properties style:font-name="Menlo" style:font-name-asian="Times New Roman" style:font-name-complex="Menlo" fo:color="#4EC9B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05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106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07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10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9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1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11" style:parent-style-name="Основнойшрифтабзаца" style:family="text">
      <style:text-properties style:font-name="Menlo" style:font-name-asian="Times New Roman" style:font-name-complex="Menlo" fo:color="#4EC9B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1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13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11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15" style:parent-style-name="Основнойшрифтабзаца" style:family="text">
      <style:text-properties style:font-name="Menlo" style:font-name-asian="Times New Roman" style:font-name-complex="Menlo" fo:color="#4EC9B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1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17" style:parent-style-name="Основнойшрифтабзаца" style:family="text">
      <style:text-properties style:font-name="Menlo" style:font-name-asian="Times New Roman" style:font-name-complex="Menlo" fo:color="#4EC9B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1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19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21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12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3" style:parent-style-name="Основнойшрифтабзаца" style:family="text">
      <style:text-properties style:font-name="Menlo" style:font-name-asian="Times New Roman" style:font-name-complex="Menlo" fo:color="#4EC9B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5" style:parent-style-name="Основнойшрифтабзаца" style:family="text">
      <style:text-properties style:font-name="Menlo" style:font-name-asian="Times New Roman" style:font-name-complex="Menlo" fo:color="#4EC9B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6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7" style:parent-style-name="Основнойшрифтабзаца" style:family="text">
      <style:text-properties style:font-name="Menlo" style:font-name-asian="Times New Roman" style:font-name-complex="Menlo" fo:color="#4EC9B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9" style:parent-style-name="Основнойшрифтабзаца" style:family="text">
      <style:text-properties style:font-name="Menlo" style:font-name-asian="Times New Roman" style:font-name-complex="Menlo" fo:color="#4EC9B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3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31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3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33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3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35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36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37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13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39" style:parent-style-name="Основнойшрифтабзаца" style:family="text">
      <style:text-properties style:font-name="Menlo" style:font-name-asian="Times New Roman" style:font-name-complex="Menlo" fo:color="#4EC9B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4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41" style:parent-style-name="Основнойшрифтабзаца" style:family="text">
      <style:text-properties style:font-name="Menlo" style:font-name-asian="Times New Roman" style:font-name-complex="Menlo" fo:color="#4EC9B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42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43" style:parent-style-name="Основнойшрифтабзаца" style:family="text">
      <style:text-properties style:font-name="Menlo" style:font-name-asian="Times New Roman" style:font-name-complex="Menlo" fo:color="#4EC9B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44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4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46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4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48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49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150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51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15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53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5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55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5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57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5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59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60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16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62" style:parent-style-name="Основнойшрифтабзаца" style:family="text">
      <style:text-properties style:font-name="Menlo" style:font-name-asian="Times New Roman" style:font-name-complex="Menlo" fo:color="#4EC9B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6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64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6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66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6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68" style:parent-style-name="Основнойшрифтабзаца" style:family="text">
      <style:text-properties style:font-name="Menlo" style:font-name-asian="Times New Roman" style:font-name-complex="Menlo" fo:color="#C586C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6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70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7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72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7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74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17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76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7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78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7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80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8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82" style:parent-style-name="Основнойшрифтабзаца" style:family="text">
      <style:text-properties style:font-name="Menlo" style:font-name-asian="Times New Roman" style:font-name-complex="Menlo" fo:color="#C586C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8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84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8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86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8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88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89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19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91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9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93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9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95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19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97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9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99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0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201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202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203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20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05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0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07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0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09" style:parent-style-name="Основнойшрифтабзаца" style:family="text">
      <style:text-properties style:font-name="Menlo" style:font-name-asian="Times New Roman" style:font-name-complex="Menlo" fo:color="#4EC9B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1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211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21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13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1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15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1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17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1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19" style:parent-style-name="Основнойшрифтабзаца" style:family="text">
      <style:text-properties style:font-name="Menlo" style:font-name-asian="Times New Roman" style:font-name-complex="Menlo" fo:color="#4EC9B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2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21" style:parent-style-name="Основнойшрифтабзаца" style:family="text">
      <style:text-properties style:font-name="Menlo" style:font-name-asian="Times New Roman" style:font-name-complex="Menlo" fo:color="#4EC9B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22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2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24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2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26" style:parent-style-name="Основнойшрифтабзаца" style:family="text">
      <style:text-properties style:font-name="Menlo" style:font-name-asian="Times New Roman" style:font-name-complex="Menlo" fo:color="#4EC9B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2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28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2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230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23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32" style:parent-style-name="Основнойшрифтабзаца" style:family="text">
      <style:text-properties style:font-name="Menlo" style:font-name-asian="Times New Roman" style:font-name-complex="Menlo" fo:color="#C586C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3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34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3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36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3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238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23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40" style:parent-style-name="Основнойшрифтабзаца" style:family="text">
      <style:text-properties style:font-name="Menlo" style:font-name-asian="Times New Roman" style:font-name-complex="Menlo" fo:color="#C586C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4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42" style:parent-style-name="Основнойшрифтабзаца" style:family="text">
      <style:text-properties style:font-name="Menlo" style:font-name-asian="Times New Roman" style:font-name-complex="Menlo" fo:color="#4EC9B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4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44" style:parent-style-name="Основнойшрифтабзаца" style:family="text">
      <style:text-properties style:font-name="Menlo" style:font-name-asian="Times New Roman" style:font-name-complex="Menlo" fo:color="#4EC9B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4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46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47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248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49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250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5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252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253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25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55" style:parent-style-name="Основнойшрифтабзаца" style:family="text">
      <style:text-properties style:font-name="Menlo" style:font-name-asian="Times New Roman" style:font-name-complex="Menlo" fo:color="#4EC9B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5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57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5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259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26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61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6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63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6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65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6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67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6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269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27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71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7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73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7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75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7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77" style:parent-style-name="Основнойшрифтабзаца" style:family="text">
      <style:text-properties style:font-name="Menlo" style:font-name-asian="Times New Roman" style:font-name-complex="Menlo" fo:color="#4EC9B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7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79" style:parent-style-name="Основнойшрифтабзаца" style:family="text">
      <style:text-properties style:font-name="Menlo" style:font-name-asian="Times New Roman" style:font-name-complex="Menlo" fo:color="#4EC9B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8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81" style:parent-style-name="Основнойшрифтабзаца" style:family="text">
      <style:text-properties style:font-name="Menlo" style:font-name-asian="Times New Roman" style:font-name-complex="Menlo" fo:color="#4EC9B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8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83" style:parent-style-name="Основнойшрифтабзаца" style:family="text">
      <style:text-properties style:font-name="Menlo" style:font-name-asian="Times New Roman" style:font-name-complex="Menlo" fo:color="#4EC9B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8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85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8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287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28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89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9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91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9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93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9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295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296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297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29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99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0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01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0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03" style:parent-style-name="Основнойшрифтабзаца" style:family="text">
      <style:text-properties style:font-name="Menlo" style:font-name-asian="Times New Roman" style:font-name-complex="Menlo" fo:color="#4EC9B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0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05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0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307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30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09" style:parent-style-name="Основнойшрифтабзаца" style:family="text">
      <style:text-properties style:font-name="Menlo" style:font-name-asian="Times New Roman" style:font-name-complex="Menlo" fo:color="#C586C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1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11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1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13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1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15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1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17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1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319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32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21" style:parent-style-name="Основнойшрифтабзаца" style:family="text">
      <style:text-properties style:font-name="Menlo" style:font-name-asian="Times New Roman" style:font-name-complex="Menlo" fo:color="#C586C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2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23" style:parent-style-name="Основнойшрифтабзаца" style:family="text">
      <style:text-properties style:font-name="Menlo" style:font-name-asian="Times New Roman" style:font-name-complex="Menlo" fo:color="#4EC9B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2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25" style:parent-style-name="Основнойшрифтабзаца" style:family="text">
      <style:text-properties style:font-name="Menlo" style:font-name-asian="Times New Roman" style:font-name-complex="Menlo" fo:color="#4EC9B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2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27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28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329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30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331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32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333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3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335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33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37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3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39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4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41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4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43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4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45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4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47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4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349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350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351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35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53" style:parent-style-name="Основнойшрифтабзаца" style:family="text">
      <style:text-properties style:font-name="Menlo" style:font-name-asian="Times New Roman" style:font-name-complex="Menlo" fo:color="#4EC9B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5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55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5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57" style:parent-style-name="Основнойшрифтабзаца" style:family="text">
      <style:text-properties style:font-name="Menlo" style:font-name-asian="Times New Roman" style:font-name-complex="Menlo" fo:color="#4EC9B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5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59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6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61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6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363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36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65" style:parent-style-name="Основнойшрифтабзаца" style:family="text">
      <style:text-properties style:font-name="Menlo" style:font-name-asian="Times New Roman" style:font-name-complex="Menlo" fo:color="#C586C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6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67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6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69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70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7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72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7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74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7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376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37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78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7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80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8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82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8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84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8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86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8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388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38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90" style:parent-style-name="Основнойшрифтабзаца" style:family="text">
      <style:text-properties style:font-name="Menlo" style:font-name-asian="Times New Roman" style:font-name-complex="Menlo" fo:color="#C586C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9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92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9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394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395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396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39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98" style:parent-style-name="Основнойшрифтабзаца" style:family="text">
      <style:text-properties style:font-name="Menlo" style:font-name-asian="Times New Roman" style:font-name-complex="Menlo" fo:color="#4EC9B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9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00" style:parent-style-name="Основнойшрифтабзаца" style:family="text">
      <style:text-properties style:font-name="Menlo" style:font-name-asian="Times New Roman" style:font-name-complex="Menlo" fo:color="#4EC9B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0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02" style:parent-style-name="Основнойшрифтабзаца" style:family="text">
      <style:text-properties style:font-name="Menlo" style:font-name-asian="Times New Roman" style:font-name-complex="Menlo" fo:color="#4EC9B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0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04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0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06" style:parent-style-name="Основнойшрифтабзаца" style:family="text">
      <style:text-properties style:font-name="Menlo" style:font-name-asian="Times New Roman" style:font-name-complex="Menlo" fo:color="#4EC9B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0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08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0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10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1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412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41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14" style:parent-style-name="Основнойшрифтабзаца" style:family="text">
      <style:text-properties style:font-name="Menlo" style:font-name-asian="Times New Roman" style:font-name-complex="Menlo" fo:color="#4EC9B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1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16" style:parent-style-name="Основнойшрифтабзаца" style:family="text">
      <style:text-properties style:font-name="Menlo" style:font-name-asian="Times New Roman" style:font-name-complex="Menlo" fo:color="#4EC9B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17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18" style:parent-style-name="Основнойшрифтабзаца" style:family="text">
      <style:text-properties style:font-name="Menlo" style:font-name-asian="Times New Roman" style:font-name-complex="Menlo" fo:color="#4EC9B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19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2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21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2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423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42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25" style:parent-style-name="Основнойшрифтабзаца" style:family="text">
      <style:text-properties style:font-name="Menlo" style:font-name-asian="Times New Roman" style:font-name-complex="Menlo" fo:color="#C586C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2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27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2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29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30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3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32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3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34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3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436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43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38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3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40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4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42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4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44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4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46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4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448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44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50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5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52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5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54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5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456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457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45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59" style:parent-style-name="Основнойшрифтабзаца" style:family="text">
      <style:text-properties style:font-name="Menlo" style:font-name-asian="Times New Roman" style:font-name-complex="Menlo" fo:color="#C586C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6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61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6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463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464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465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46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67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6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69" style:parent-style-name="Основнойшрифтабзаца" style:family="text">
      <style:text-properties style:font-name="Menlo" style:font-name-asian="Times New Roman" style:font-name-complex="Menlo" fo:color="#4EC9B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7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71" style:parent-style-name="Основнойшрифтабзаца" style:family="text">
      <style:text-properties style:font-name="Menlo" style:font-name-asian="Times New Roman" style:font-name-complex="Menlo" fo:color="#4EC9B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72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7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74" style:parent-style-name="Основнойшрифтабзаца" style:family="text">
      <style:text-properties style:font-name="Menlo" style:font-name-asian="Times New Roman" style:font-name-complex="Menlo" fo:color="#C586C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7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76" style:parent-style-name="Основнойшрифтабзаца" style:family="text">
      <style:text-properties style:font-name="Menlo" style:font-name-asian="Times New Roman" style:font-name-complex="Menlo" fo:color="#4EC9B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7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78" style:parent-style-name="Основнойшрифтабзаца" style:family="text">
      <style:text-properties style:font-name="Menlo" style:font-name-asian="Times New Roman" style:font-name-complex="Menlo" fo:color="#4EC9B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79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8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81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8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83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8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85" style:parent-style-name="Основнойшрифтабзаца" style:family="text">
      <style:text-properties style:font-name="Menlo" style:font-name-asian="Times New Roman" style:font-name-complex="Menlo" fo:color="#4EC9B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8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87" style:parent-style-name="Основнойшрифтабзаца" style:family="text">
      <style:text-properties style:font-name="Menlo" style:font-name-asian="Times New Roman" style:font-name-complex="Menlo" fo:color="#4EC9B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8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89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9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91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9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493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49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95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9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97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9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99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00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501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0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03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0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05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0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07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0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09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1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11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1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13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14" style:parent-style-name="Основнойшрифтабзаца" style:family="text">
      <style:text-properties style:font-name="Menlo" style:font-name-asian="Times New Roman" style:font-name-complex="Menlo" fo:color="#D7BA7D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15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1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517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51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19" style:parent-style-name="Основнойшрифтабзаца" style:family="text">
      <style:text-properties style:font-name="Menlo" style:font-name-asian="Times New Roman" style:font-name-complex="Menlo" fo:color="#C586C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2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21" style:parent-style-name="Основнойшрифтабзаца" style:family="text">
      <style:text-properties style:font-name="Menlo" style:font-name-asian="Times New Roman" style:font-name-complex="Menlo" fo:color="#4EC9B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2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23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2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25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2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27" style:parent-style-name="Основнойшрифтабзаца" style:family="text">
      <style:text-properties style:font-name="Menlo" style:font-name-asian="Times New Roman" style:font-name-complex="Menlo" fo:color="#B5CEA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2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29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3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31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3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33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3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35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3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37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3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39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40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4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542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54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44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4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46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4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48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4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50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5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52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5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54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5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56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5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58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5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60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6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62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6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64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6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66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67" style:parent-style-name="Основнойшрифтабзаца" style:family="text">
      <style:text-properties style:font-name="Menlo" style:font-name-asian="Times New Roman" style:font-name-complex="Menlo" fo:color="#D7BA7D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68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6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570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57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72" style:parent-style-name="Основнойшрифтабзаца" style:family="text">
      <style:text-properties style:font-name="Menlo" style:font-name-asian="Times New Roman" style:font-name-complex="Menlo" fo:color="#C586C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7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74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7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576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577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578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579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580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8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82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8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584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585" style:parent-style-name="Основнойшрифтабзаца" style:family="text">
      <style:text-properties style:font-name="Menlo" style:font-name-asian="Times New Roman" style:font-name-complex="Menlo" fo:color="#6A9955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586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58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88" style:parent-style-name="Основнойшрифтабзаца" style:family="text">
      <style:text-properties style:font-name="Menlo" style:font-name-asian="Times New Roman" style:font-name-complex="Menlo" fo:color="#4EC9B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8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90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9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92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9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94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95" style:parent-style-name="Основнойшрифтабзаца" style:family="text">
      <style:text-properties style:font-name="Menlo" style:font-name-asian="Times New Roman" style:font-name-complex="Menlo" fo:color="#D7BA7D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96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9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598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59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00" style:parent-style-name="Основнойшрифтабзаца" style:family="text">
      <style:text-properties style:font-name="Menlo" style:font-name-asian="Times New Roman" style:font-name-complex="Menlo" fo:color="#4EC9B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01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02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03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0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05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0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607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60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09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1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11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1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13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14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615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16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617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1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19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2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21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2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23" style:parent-style-name="Основнойшрифтабзаца" style:family="text">
      <style:text-properties style:font-name="Menlo" style:font-name-asian="Times New Roman" style:font-name-complex="Menlo" fo:color="#C586C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2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25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2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27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2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29" style:parent-style-name="Основнойшрифтабзаца" style:family="text">
      <style:text-properties style:font-name="Menlo" style:font-name-asian="Times New Roman" style:font-name-complex="Menlo" fo:color="#B5CEA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3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631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63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33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3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35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3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37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38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639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4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41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4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43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4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45" style:parent-style-name="Основнойшрифтабзаца" style:family="text">
      <style:text-properties style:font-name="Menlo" style:font-name-asian="Times New Roman" style:font-name-complex="Menlo" fo:color="#C586C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4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47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4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49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5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51" style:parent-style-name="Основнойшрифтабзаца" style:family="text">
      <style:text-properties style:font-name="Menlo" style:font-name-asian="Times New Roman" style:font-name-complex="Menlo" fo:color="#B5CEA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5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653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65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55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5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57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5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59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60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661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62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663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64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665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6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67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6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69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7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71" style:parent-style-name="Основнойшрифтабзаца" style:family="text">
      <style:text-properties style:font-name="Menlo" style:font-name-asian="Times New Roman" style:font-name-complex="Menlo" fo:color="#C586C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7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73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7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75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7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77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7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679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680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68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82" style:parent-style-name="Основнойшрифтабзаца" style:family="text">
      <style:text-properties style:font-name="Menlo" style:font-name-asian="Times New Roman" style:font-name-complex="Menlo" fo:color="#4EC9B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8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84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8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86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8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88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8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690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69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92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9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94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9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96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9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98" style:parent-style-name="Основнойшрифтабзаца" style:family="text">
      <style:text-properties style:font-name="Menlo" style:font-name-asian="Times New Roman" style:font-name-complex="Menlo" fo:color="#B5CEA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9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700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70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02" style:parent-style-name="Основнойшрифтабзаца" style:family="text">
      <style:text-properties style:font-name="Menlo" style:font-name-asian="Times New Roman" style:font-name-complex="Menlo" fo:color="#4EC9B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0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04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0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06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0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08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0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10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1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12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1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14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1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16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1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18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1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20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2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22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2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24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2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26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2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28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29" style:parent-style-name="Основнойшрифтабзаца" style:family="text">
      <style:text-properties style:font-name="Menlo" style:font-name-asian="Times New Roman" style:font-name-complex="Menlo" fo:color="#D7BA7D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30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3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732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733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73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35" style:parent-style-name="Основнойшрифтабзаца" style:family="text">
      <style:text-properties style:font-name="Menlo" style:font-name-asian="Times New Roman" style:font-name-complex="Menlo" fo:color="#4EC9B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3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37" style:parent-style-name="Основнойшрифтабзаца" style:family="text">
      <style:text-properties style:font-name="Menlo" style:font-name-asian="Times New Roman" style:font-name-complex="Menlo" fo:color="#4EC9B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38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39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40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4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42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4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44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4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46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4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48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4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50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5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752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75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54" style:parent-style-name="Основнойшрифтабзаца" style:family="text">
      <style:text-properties style:font-name="Menlo" style:font-name-asian="Times New Roman" style:font-name-complex="Menlo" fo:color="#4EC9B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5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56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5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58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5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60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6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762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76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64" style:parent-style-name="Основнойшрифтабзаца" style:family="text">
      <style:text-properties style:font-name="Menlo" style:font-name-asian="Times New Roman" style:font-name-complex="Menlo" fo:color="#C586C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6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66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6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68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6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70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7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72" style:parent-style-name="Основнойшрифтабзаца" style:family="text">
      <style:text-properties style:font-name="Menlo" style:font-name-asian="Times New Roman" style:font-name-complex="Menlo" fo:color="#4EC9B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7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74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7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76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7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78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7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80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8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82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8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784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78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86" style:parent-style-name="Основнойшрифтабзаца" style:family="text">
      <style:text-properties style:font-name="Menlo" style:font-name-asian="Times New Roman" style:font-name-complex="Menlo" fo:color="#4EC9B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8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88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8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90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9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92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93" style:parent-style-name="Основнойшрифтабзаца" style:family="text">
      <style:text-properties style:font-name="Menlo" style:font-name-asian="Times New Roman" style:font-name-complex="Menlo" fo:color="#D7BA7D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94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9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796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797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798" style:parent-style-name="Основнойшрифтабзаца" style:family="text">
      <style:text-properties style:font-name="Menlo" style:font-name-asian="Times New Roman" style:font-name-complex="Menlo" fo:color="#6A9955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799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80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01" style:parent-style-name="Основнойшрифтабзаца" style:family="text">
      <style:text-properties style:font-name="Menlo" style:font-name-asian="Times New Roman" style:font-name-complex="Menlo" fo:color="#4EC9B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0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03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0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05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0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07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08" style:parent-style-name="Основнойшрифтабзаца" style:family="text">
      <style:text-properties style:font-name="Menlo" style:font-name-asian="Times New Roman" style:font-name-complex="Menlo" fo:color="#D7BA7D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09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1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811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81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13" style:parent-style-name="Основнойшрифтабзаца" style:family="text">
      <style:text-properties style:font-name="Menlo" style:font-name-asian="Times New Roman" style:font-name-complex="Menlo" fo:color="#4EC9B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14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15" style:parent-style-name="Основнойшрифтабзаца" style:family="text">
      <style:text-properties style:font-name="Menlo" style:font-name-asian="Times New Roman" style:font-name-complex="Menlo" fo:color="#4EC9B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1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17" style:parent-style-name="Основнойшрифтабзаца" style:family="text">
      <style:text-properties style:font-name="Menlo" style:font-name-asian="Times New Roman" style:font-name-complex="Menlo" fo:color="#4EC9B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18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1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20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2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822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82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24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2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26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2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28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29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830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3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32" style:parent-style-name="Основнойшрифтабзаца" style:family="text">
      <style:text-properties style:font-name="Menlo" style:font-name-asian="Times New Roman" style:font-name-complex="Menlo" fo:color="#4EC9B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3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34" style:parent-style-name="Основнойшрифтабзаца" style:family="text">
      <style:text-properties style:font-name="Menlo" style:font-name-asian="Times New Roman" style:font-name-complex="Menlo" fo:color="#4EC9B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3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36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3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38" style:parent-style-name="Основнойшрифтабзаца" style:family="text">
      <style:text-properties style:font-name="Menlo" style:font-name-asian="Times New Roman" style:font-name-complex="Menlo" fo:color="#C586C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3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40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4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42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4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44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4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846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84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48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4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50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5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52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53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854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5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56" style:parent-style-name="Основнойшрифтабзаца" style:family="text">
      <style:text-properties style:font-name="Menlo" style:font-name-asian="Times New Roman" style:font-name-complex="Menlo" fo:color="#4EC9B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5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58" style:parent-style-name="Основнойшрифтабзаца" style:family="text">
      <style:text-properties style:font-name="Menlo" style:font-name-asian="Times New Roman" style:font-name-complex="Menlo" fo:color="#4EC9B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5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60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6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62" style:parent-style-name="Основнойшрифтабзаца" style:family="text">
      <style:text-properties style:font-name="Menlo" style:font-name-asian="Times New Roman" style:font-name-complex="Menlo" fo:color="#C586C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6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64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6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66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6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68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6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870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87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72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7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74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7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76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77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878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79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880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8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82" style:parent-style-name="Основнойшрифтабзаца" style:family="text">
      <style:text-properties style:font-name="Menlo" style:font-name-asian="Times New Roman" style:font-name-complex="Menlo" fo:color="#4EC9B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8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84" style:parent-style-name="Основнойшрифтабзаца" style:family="text">
      <style:text-properties style:font-name="Menlo" style:font-name-asian="Times New Roman" style:font-name-complex="Menlo" fo:color="#4EC9B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8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86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8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888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88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90" style:parent-style-name="Основнойшрифтабзаца" style:family="text">
      <style:text-properties style:font-name="Menlo" style:font-name-asian="Times New Roman" style:font-name-complex="Menlo" fo:color="#C586C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9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92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93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9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95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9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97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9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899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90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01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0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03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0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05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06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07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08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0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10" style:parent-style-name="Основнойшрифтабзаца" style:family="text">
      <style:text-properties style:font-name="Menlo" style:font-name-asian="Times New Roman" style:font-name-complex="Menlo" fo:color="#4EC9B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1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12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1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14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15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16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1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18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19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2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21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2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923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92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25" style:parent-style-name="Основнойшрифтабзаца" style:family="text">
      <style:text-properties style:font-name="Menlo" style:font-name-asian="Times New Roman" style:font-name-complex="Menlo" fo:color="#C586C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2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27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2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929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930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931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93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33" style:parent-style-name="Основнойшрифтабзаца" style:family="text">
      <style:text-properties style:font-name="Menlo" style:font-name-asian="Times New Roman" style:font-name-complex="Menlo" fo:color="#4EC9B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3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35" style:parent-style-name="Основнойшрифтабзаца" style:family="text">
      <style:text-properties style:font-name="Menlo" style:font-name-asian="Times New Roman" style:font-name-complex="Menlo" fo:color="#4EC9B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3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37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3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39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4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41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4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943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94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45" style:parent-style-name="Основнойшрифтабзаца" style:family="text">
      <style:text-properties style:font-name="Menlo" style:font-name-asian="Times New Roman" style:font-name-complex="Menlo" fo:color="#4EC9B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4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47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4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49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5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51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52" style:parent-style-name="Основнойшрифтабзаца" style:family="text">
      <style:text-properties style:font-name="Menlo" style:font-name-asian="Times New Roman" style:font-name-complex="Menlo" fo:color="#D7BA7D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53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5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55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5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57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5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59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6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61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62" style:parent-style-name="Основнойшрифтабзаца" style:family="text">
      <style:text-properties style:font-name="Menlo" style:font-name-asian="Times New Roman" style:font-name-complex="Menlo" fo:color="#D7BA7D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63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64" style:parent-style-name="Основнойшрифтабзаца" style:family="text">
      <style:text-properties style:font-name="Menlo" style:font-name-asian="Times New Roman" style:font-name-complex="Menlo" fo:color="#D7BA7D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65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6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67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6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69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7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71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7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73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7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75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7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77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78" style:parent-style-name="Основнойшрифтабзаца" style:family="text">
      <style:text-properties style:font-name="Menlo" style:font-name-asian="Times New Roman" style:font-name-complex="Menlo" fo:color="#D7BA7D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79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8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981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982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983" style:parent-style-name="Основнойшрифтабзаца" style:family="text">
      <style:text-properties style:font-name="Menlo" style:font-name-asian="Times New Roman" style:font-name-complex="Menlo" fo:color="#6A9955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84" style:parent-style-name="Основнойшрифтабзаца" style:family="text">
      <style:text-properties style:font-name="Menlo" style:font-name-asian="Times New Roman" style:font-name-complex="Menlo" fo:color="#6A9955" style:letter-kerning="false" fo:font-size="9pt" style:font-size-asian="9pt" style:font-size-complex="9pt" style:language-asian="ru" style:country-asian="RU" style:language-complex="ar" style:country-complex="SA"/>
    </style:style>
    <style:style style:name="P985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98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987" style:parent-style-name="Основнойшрифтабзаца" style:family="text">
      <style:text-properties style:font-name="Menlo" style:font-name-asian="Times New Roman" style:font-name-complex="Menlo" fo:color="#4EC9B0" style:letter-kerning="false" fo:font-size="9pt" style:font-size-asian="9pt" style:font-size-complex="9pt" style:language-asian="ru" style:country-asian="RU" style:language-complex="ar" style:country-complex="SA"/>
    </style:style>
    <style:style style:name="T98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989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style:language-asian="ru" style:country-asian="RU" style:language-complex="ar" style:country-complex="SA"/>
    </style:style>
    <style:style style:name="T99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991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style:language-asian="ru" style:country-asian="RU" style:language-complex="ar" style:country-complex="SA"/>
    </style:style>
    <style:style style:name="T99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993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994" style:parent-style-name="Основнойшрифтабзаца" style:family="text">
      <style:text-properties style:font-name="Menlo" style:font-name-asian="Times New Roman" style:font-name-complex="Menlo" fo:color="#D7BA7D" style:letter-kerning="false" fo:font-size="9pt" style:font-size-asian="9pt" style:font-size-complex="9pt" style:language-asian="ru" style:country-asian="RU" style:language-complex="ar" style:country-complex="SA"/>
    </style:style>
    <style:style style:name="T995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99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P997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99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999" style:parent-style-name="Основнойшрифтабзаца" style:family="text">
      <style:text-properties style:font-name="Menlo" style:font-name-asian="Times New Roman" style:font-name-complex="Menlo" fo:color="#4EC9B0" style:letter-kerning="false" fo:font-size="9pt" style:font-size-asian="9pt" style:font-size-complex="9pt" style:language-asian="ru" style:country-asian="RU" style:language-complex="ar" style:country-complex="SA"/>
    </style:style>
    <style:style style:name="T1000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style:language-asian="ru" style:country-asian="RU" style:language-complex="ar" style:country-complex="SA"/>
    </style:style>
    <style:style style:name="T1001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style:language-asian="ru" style:country-asian="RU" style:language-complex="ar" style:country-complex="SA"/>
    </style:style>
    <style:style style:name="T1002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style:language-asian="ru" style:country-asian="RU" style:language-complex="ar" style:country-complex="SA"/>
    </style:style>
    <style:style style:name="T100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1004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style:language-asian="ru" style:country-asian="RU" style:language-complex="ar" style:country-complex="SA"/>
    </style:style>
    <style:style style:name="T100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P1006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 fo:hyphenate="true"/>
    </style:style>
    <style:style style:name="P1007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100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1009" style:parent-style-name="Основнойшрифтабзаца" style:family="text">
      <style:text-properties style:font-name="Menlo" style:font-name-asian="Times New Roman" style:font-name-complex="Menlo" fo:color="#C586C0" style:letter-kerning="false" fo:font-size="9pt" style:font-size-asian="9pt" style:font-size-complex="9pt" style:language-asian="ru" style:country-asian="RU" style:language-complex="ar" style:country-complex="SA"/>
    </style:style>
    <style:style style:name="T101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P1011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101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1013" style:parent-style-name="Основнойшрифтабзаца" style:family="text">
      <style:text-properties style:font-name="Menlo" style:font-name-asian="Times New Roman" style:font-name-complex="Menlo" fo:color="#4EC9B0" style:letter-kerning="false" fo:font-size="9pt" style:font-size-asian="9pt" style:font-size-complex="9pt" style:language-asian="ru" style:country-asian="RU" style:language-complex="ar" style:country-complex="SA"/>
    </style:style>
    <style:style style:name="T101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1015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style:language-asian="ru" style:country-asian="RU" style:language-complex="ar" style:country-complex="SA"/>
    </style:style>
    <style:style style:name="T101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1017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style:language-asian="ru" style:country-asian="RU" style:language-complex="ar" style:country-complex="SA"/>
    </style:style>
    <style:style style:name="T101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1019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1020" style:parent-style-name="Основнойшрифтабзаца" style:family="text">
      <style:text-properties style:font-name="Menlo" style:font-name-asian="Times New Roman" style:font-name-complex="Menlo" fo:color="#D7BA7D" style:letter-kerning="false" fo:font-size="9pt" style:font-size-asian="9pt" style:font-size-complex="9pt" style:language-asian="ru" style:country-asian="RU" style:language-complex="ar" style:country-complex="SA"/>
    </style:style>
    <style:style style:name="T1021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102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P1023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102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1025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2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27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2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29" style:parent-style-name="Основнойшрифтабзаца" style:family="text">
      <style:text-properties style:font-name="Menlo" style:font-name-asian="Times New Roman" style:font-name-complex="Menlo" fo:color="#B5CEA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3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031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032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103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34" style:parent-style-name="Основнойшрифтабзаца" style:family="text">
      <style:text-properties style:font-name="Menlo" style:font-name-asian="Times New Roman" style:font-name-complex="Menlo" fo:color="#C586C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3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36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3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38" style:parent-style-name="Основнойшрифтабзаца" style:family="text">
      <style:text-properties style:font-name="Menlo" style:font-name-asian="Times New Roman" style:font-name-complex="Menlo" fo:color="#4EC9B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3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40" style:parent-style-name="Основнойшрифтабзаца" style:family="text">
      <style:text-properties style:font-name="Menlo" style:font-name-asian="Times New Roman" style:font-name-complex="Menlo" fo:color="#4EC9B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41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4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43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4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045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104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47" style:parent-style-name="Основнойшрифтабзаца" style:family="text">
      <style:text-properties style:font-name="Menlo" style:font-name-asian="Times New Roman" style:font-name-complex="Menlo" fo:color="#4EC9B0" style:letter-kerning="false" fo:font-size="9pt" style:font-size-asian="9pt" style:font-size-complex="9pt" style:language-asian="ru" style:country-asian="RU" style:language-complex="ar" style:country-complex="SA"/>
    </style:style>
    <style:style style:name="T104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1049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style:language-asian="ru" style:country-asian="RU" style:language-complex="ar" style:country-complex="SA"/>
    </style:style>
    <style:style style:name="T105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1051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style:language-asian="ru" style:country-asian="RU" style:language-complex="ar" style:country-complex="SA"/>
    </style:style>
    <style:style style:name="T105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1053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105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1055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style:language-asian="ru" style:country-asian="RU" style:language-complex="ar" style:country-complex="SA"/>
    </style:style>
    <style:style style:name="T105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1057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style:language-asian="ru" style:country-asian="RU" style:language-complex="ar" style:country-complex="SA"/>
    </style:style>
    <style:style style:name="T105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1059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style:language-asian="ru" style:country-asian="RU" style:language-complex="ar" style:country-complex="SA"/>
    </style:style>
    <style:style style:name="T106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1061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style:language-asian="ru" style:country-asian="RU" style:language-complex="ar" style:country-complex="SA"/>
    </style:style>
    <style:style style:name="T106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1063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1064" style:parent-style-name="Основнойшрифтабзаца" style:family="text">
      <style:text-properties style:font-name="Menlo" style:font-name-asian="Times New Roman" style:font-name-complex="Menlo" fo:color="#D7BA7D" style:letter-kerning="false" fo:font-size="9pt" style:font-size-asian="9pt" style:font-size-complex="9pt" style:language-asian="ru" style:country-asian="RU" style:language-complex="ar" style:country-complex="SA"/>
    </style:style>
    <style:style style:name="T1065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106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P1067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 fo:hyphenate="true"/>
    </style:style>
    <style:style style:name="P1068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 fo:hyphenate="true"/>
    </style:style>
    <style:style style:name="P1069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107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1071" style:parent-style-name="Основнойшрифтабзаца" style:family="text">
      <style:text-properties style:font-name="Menlo" style:font-name-asian="Times New Roman" style:font-name-complex="Menlo" fo:color="#C586C0" style:letter-kerning="false" fo:font-size="9pt" style:font-size-asian="9pt" style:font-size-complex="9pt" style:language-asian="ru" style:country-asian="RU" style:language-complex="ar" style:country-complex="SA"/>
    </style:style>
    <style:style style:name="T107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1073" style:parent-style-name="Основнойшрифтабзаца" style:family="text">
      <style:text-properties style:font-name="Menlo" style:font-name-asian="Times New Roman" style:font-name-complex="Menlo" fo:color="#B5CEA8" style:letter-kerning="false" fo:font-size="9pt" style:font-size-asian="9pt" style:font-size-complex="9pt" style:language-asian="ru" style:country-asian="RU" style:language-complex="ar" style:country-complex="SA"/>
    </style:style>
    <style:style style:name="T107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P1075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 fo:hyphenate="true"/>
    </style:style>
    <style:style style:name="P1076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style:letter-kerning="false" fo:font-size="9pt" style:font-size-asian="9pt" style:font-size-complex="9pt" style:language-asian="ru" style:country-asian="RU" style:language-complex="ar" style:country-complex="SA" fo:hyphenate="true"/>
    </style:style>
    <style:style style:name="P1077" style:parent-style-name="Standard" style:family="paragraph">
      <style:text-properties fo:font-size="16pt" style:font-size-asian="16pt" style:font-size-complex="16pt"/>
    </style:style>
    <style:style style:name="T1078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1079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1080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1081" style:parent-style-name="Основнойшрифтабзаца" style:family="text">
      <style:text-properties fo:font-size="14pt" style:font-size-asian="14pt" style:font-size-complex="14pt"/>
    </style:style>
    <style:style style:name="T1082" style:parent-style-name="Основнойшрифтабзаца" style:family="text">
      <style:text-properties fo:font-size="14pt" style:font-size-asian="14pt" style:font-size-complex="14pt"/>
    </style:style>
    <style:style style:name="T1083" style:parent-style-name="Основнойшрифтабзаца" style:family="text">
      <style:text-properties fo:font-size="14pt" style:font-size-asian="14pt" style:font-size-complex="14pt"/>
    </style:style>
    <style:style style:name="P108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085" style:parent-style-name="Основнойшрифтабзаца" style:family="text">
      <style:text-properties style:use-window-font-color="true" fo:font-size="14pt" style:font-size-asian="14pt" style:font-size-complex="14pt"/>
    </style:style>
    <style:style style:name="T1086" style:parent-style-name="Основнойшрифтабзаца" style:family="text">
      <style:text-properties style:use-window-font-color="true" fo:font-size="14pt" style:font-size-asian="14pt" style:font-size-complex="14pt"/>
    </style:style>
    <style:style style:name="T1087" style:parent-style-name="Основнойшрифтабзаца" style:family="text">
      <style:text-properties style:use-window-font-color="true" fo:font-size="14pt" style:font-size-asian="14pt" style:font-size-complex="14pt"/>
    </style:style>
    <style:style style:name="T1088" style:parent-style-name="apple-converted-space" style:family="text">
      <style:text-properties style:use-window-font-color="true" fo:font-size="14pt" style:font-size-asian="14pt" style:font-size-complex="14pt"/>
    </style:style>
    <style:style style:name="T1089" style:parent-style-name="КодHTML" style:family="text">
      <style:text-properties style:font-name="Times New Roman" style:font-name-complex="Times New Roman" style:use-window-font-color="true" fo:font-size="14pt" style:font-size-asian="14pt" style:font-size-complex="14pt"/>
    </style:style>
    <style:style style:name="T1090" style:parent-style-name="apple-converted-space" style:family="text">
      <style:text-properties style:use-window-font-color="true" fo:font-size="14pt" style:font-size-asian="14pt" style:font-size-complex="14pt"/>
    </style:style>
    <style:style style:name="T1091" style:parent-style-name="Основнойшрифтабзаца" style:family="text">
      <style:text-properties style:use-window-font-color="true" fo:font-size="14pt" style:font-size-asian="14pt" style:font-size-complex="14pt"/>
    </style:style>
  </office:automatic-styles>
  <office:body>
    <office:text text:use-soft-page-breaks="true">
      <text:p text:style-name="P1">ФИО: Ганиева Милана Ринатовна</text:p>
      <text:p text:style-name="P2">Группа: СКБ251</text:p>
      <text:p text:style-name="P3">Подгруппа: 1</text:p>
      <text:p text:style-name="P4"/>
      <text:p text:style-name="Standard"><text:span text:style-name="T5">1. Задание:</text:span></text:p>
      <text:p text:style-name="P6"/>
      <text:p text:style-name="Standard"><text:span text:style-name="T7">Реализовать шаблонный класс<text:s/></text:span><text:span text:style-name="T8">MyTypeline</text:span><text:span text:style-name="T9">&lt;</text:span><text:span text:style-name="T10">T</text:span><text:span text:style-name="T11">&gt; - конвейер обработки данных типа<text:s/></text:span><text:span text:style-name="T12">T</text:span><text:span text:style-name="T13">.</text:span></text:p>
      <text:p text:style-name="P14"/>
      <text:p text:style-name="P15">2. Описание алгоритма:</text:p>
      <text:p text:style-name="P16"><text:span text:style-name="T17">Класс MyPipeline&lt;T&gt;</text:span></text:p>
      <text:p text:style-name="P18">Реализован шаблонный класс, который хранит последовательность шагов обработки данных. Каждый шаг представлен структурой Step с двумя полями:</text:p>
      <text:list text:style-name="LFO7" text:continue-numbering="true">
        <text:list-item>
          <text:p text:style-name="P19">name (std::string) – название шага</text:p>
        </text:list-item>
        <text:list-item>
          <text:p text:style-name="P20">func (std::function&lt;T(T)&gt;) – функция преобразования</text:p>
        </text:list-item>
      </text:list>
      <text:p text:style-name="P21"><text:span text:style-name="T22">Основные методы класса:</text:span></text:p>
      <text:list text:style-name="LFO8" text:continue-numbering="true">
        <text:list-item>
          <text:p text:style-name="P23"><text:span text:style-name="T24">addStep()</text:span><text:span text:style-name="T25"> – добавление нового шага в конец конвейера:</text:span></text:p>
          <text:list text:continue-numbering="true">
            <text:list-item>
              <text:p text:style-name="P26">Проверяет, что имя шага не пустое (иначе std::invalid_argument)</text:p>
            </text:list-item>
            <text:list-item>
              <text:p text:style-name="P27">Сохраняет переданную функцию в std::function</text:p>
            </text:list-item>
            <text:list-item>
              <text:p text:style-name="P28">Добавляет шаг в вектор steps</text:p>
            </text:list-item>
          </text:list>
        </text:list-item>
        <text:list-item>
          <text:p text:style-name="P29"><text:span text:style-name="T30">removeStep()</text:span><text:span text:style-name="T31"> – удаление шага по индексу:</text:span></text:p>
          <text:list text:continue-numbering="true">
            <text:list-item>
              <text:p text:style-name="P32">Проверяет, что индекс находится в допустимом диапазоне (иначе std::out_of_range)</text:p>
            </text:list-item>
            <text:list-item>
              <text:p text:style-name="P33">Удаляет элемент из вектора</text:p>
            </text:list-item>
          </text:list>
        </text:list-item>
        <text:list-item>
          <text:p text:style-name="P34"><text:span text:style-name="T35">run()</text:span><text:span text:style-name="T36"> – последовательное применение всех шагов к входному значению:</text:span></text:p>
          <text:list text:continue-numbering="true">
            <text:list-item>
              <text:p text:style-name="P37">Проходит по всем шагам в цикле</text:p>
            </text:list-item>
            <text:list-item>
              <text:p text:style-name="P38">Применяет функцию каждого шага к текущему значению</text:p>
            </text:list-item>
            <text:list-item>
              <text:p text:style-name="P39">Возвращает результат после всех преобразований</text:p>
            </text:list-item>
          </text:list>
        </text:list-item>
        <text:list-item>
          <text:p text:style-name="P40"><text:span text:style-name="T41">trace()</text:span><text:span text:style-name="T42"> – трассировка промежуточных результатов:</text:span></text:p>
        </text:list-item>
      </text:list>
      <text:list text:style-name="LFO9" text:continue-numbering="true">
        <text:list-item>
          <text:list>
            <text:list-item>
              <text:p text:style-name="P43">Аналогично run(), но сохраняет результат после каждого шага в вектор</text:p>
            </text:list-item>
            <text:list-item>
              <text:p text:style-name="P44">Возвращает вектор всех промежуточных значений</text:p>
            </text:list-item>
          </text:list>
        </text:list-item>
      </text:list>
      <text:list text:style-name="LFO8" text:continue-numbering="true">
        <text:list-item>
          <text:p text:style-name="P45"><text:span text:style-name="T46">Оператор &lt;&lt;</text:span><text:span text:style-name="T47"> – вывод информации о конвейере:</text:span></text:p>
        </text:list-item>
      </text:list>
      <text:list text:style-name="LFO9" text:continue-numbering="true">
        <text:list-item>
          <text:list>
            <text:list-item>
              <text:p text:style-name="P48">Выводит количество шагов</text:p>
            </text:list-item>
            <text:list-item>
              <text:p text:style-name="P49">Выводит список всех шагов с их индексами и именами</text:p>
            </text:list-item>
          </text:list>
        </text:list-item>
      </text:list>
      <text:p text:style-name="P50"><text:span text:style-name="T51">Демонстрация в main():</text:span></text:p>
      <text:list text:style-name="LFO10" text:continue-numbering="true">
        <text:list-item>
          <text:p text:style-name="P52"><text:span text:style-name="T53">Для типа int:</text:span></text:p>
          <text:soft-page-break/>
          <text:list text:continue-numbering="true">
            <text:list-item>
              <text:p text:style-name="P54">Создается конвейер из трех шагов (умножение, сложение, возведение в квадрат)</text:p>
            </text:list-item>
            <text:list-item>
              <text:p text:style-name="P55">Выводится информация о конвейере</text:p>
            </text:list-item>
            <text:list-item>
              <text:p text:style-name="P56">Демонстрируется работа run() и trace()</text:p>
            </text:list-item>
          </text:list>
        </text:list-item>
        <text:list-item>
          <text:p text:style-name="P57"><text:span text:style-name="T58">Для типа std::string:</text:span></text:p>
          <text:list text:continue-numbering="true">
            <text:list-item>
              <text:p text:style-name="P59">Создается конвейер из трех шагов (добавление префикса, добавление суффикса, преобразование в верхний регистр)</text:p>
            </text:list-item>
            <text:list-item>
              <text:p text:style-name="P60">Демонстрируется работа run()</text:p>
            </text:list-item>
          </text:list>
        </text:list-item>
        <text:list-item>
          <text:p text:style-name="P61"><text:span text:style-name="T62">Обработка исключений:</text:span></text:p>
          <text:list text:continue-numbering="true">
            <text:list-item>
              <text:p text:style-name="P63">Демонстрируется перехват std::out_of_range при попытке удаления несуществующего шага</text:p>
            </text:list-item>
          </text:list>
        </text:list-item>
      </text:list>
      <text:p text:style-name="P64"/>
      <text:p text:style-name="Standard"><text:span text:style-name="T65">3.<text:s/></text:span><text:span text:style-name="T66">Код</text:span><text:span text:style-name="T67">:</text:span></text:p>
      <text:p text:style-name="P68"><text:span text:style-name="T69">#include</text:span><text:span text:style-name="T70"><text:s/></text:span><text:span text:style-name="T71">&lt;iostream&gt;</text:span></text:p>
      <text:p text:style-name="P72"><text:span text:style-name="T73">#include</text:span><text:span text:style-name="T74"><text:s/></text:span><text:span text:style-name="T75">&lt;vector&gt;</text:span></text:p>
      <text:p text:style-name="P76"><text:span text:style-name="T77">#include</text:span><text:span text:style-name="T78"><text:s/></text:span><text:span text:style-name="T79">&lt;functional&gt;</text:span></text:p>
      <text:p text:style-name="P80"><text:span text:style-name="T81">#include</text:span><text:span text:style-name="T82"><text:s/></text:span><text:span text:style-name="T83">&lt;string&gt;</text:span></text:p>
      <text:p text:style-name="P84"><text:span text:style-name="T85">#include</text:span><text:span text:style-name="T86"><text:s/></text:span><text:span text:style-name="T87">&lt;stdexcept&gt;</text:span></text:p>
      <text:p text:style-name="P88"><text:span text:style-name="T89">#include</text:span><text:span text:style-name="T90"><text:s/></text:span><text:span text:style-name="T91">&lt;cctype&gt;</text:span></text:p>
      <text:p text:style-name="P92"/>
      <text:p text:style-name="P93"><text:span text:style-name="T94">template</text:span><text:span text:style-name="T95"><text:s/>&lt;</text:span><text:span text:style-name="T96">class</text:span><text:span text:style-name="T97"><text:s/></text:span><text:span text:style-name="T98">T</text:span><text:span text:style-name="T99">&gt;</text:span></text:p>
      <text:p text:style-name="P100"><text:span text:style-name="T101">class</text:span><text:span text:style-name="T102"><text:s/></text:span><text:span text:style-name="T103">MyPipeline</text:span><text:span text:style-name="T104"><text:s/>{</text:span></text:p>
      <text:p text:style-name="P105"><text:span text:style-name="T106">private:</text:span></text:p>
      <text:p text:style-name="P107"><text:span text:style-name="T108"><text:s text:c="4"/></text:span><text:span text:style-name="T109">struct</text:span><text:span text:style-name="T110"><text:s/></text:span><text:span text:style-name="T111">Step</text:span><text:span text:style-name="T112"><text:s/>{</text:span></text:p>
      <text:p text:style-name="P113"><text:span text:style-name="T114"><text:s text:c="8"/></text:span><text:span text:style-name="T115">std</text:span><text:span text:style-name="T116">::</text:span><text:span text:style-name="T117">string</text:span><text:span text:style-name="T118"><text:s/></text:span><text:span text:style-name="T119">name</text:span><text:span text:style-name="T120">;</text:span></text:p>
      <text:p text:style-name="P121"><text:span text:style-name="T122"><text:s text:c="8"/></text:span><text:span text:style-name="T123">std</text:span><text:span text:style-name="T124">::</text:span><text:span text:style-name="T125">function</text:span><text:span text:style-name="T126">&lt;</text:span><text:span text:style-name="T127">T</text:span><text:span text:style-name="T128">(</text:span><text:span text:style-name="T129">T</text:span><text:span text:style-name="T130">)</text:span><text:span text:style-name="T131">&gt;</text:span><text:span text:style-name="T132"><text:s/></text:span><text:span text:style-name="T133">func</text:span><text:span text:style-name="T134">;</text:span></text:p>
      <text:p text:style-name="P135"><text:s text:c="4"/>};</text:p>
      <text:p text:style-name="P136"><text:s text:c="4"/></text:p>
      <text:p text:style-name="P137"><text:span text:style-name="T138"><text:s text:c="4"/></text:span><text:span text:style-name="T139">std</text:span><text:span text:style-name="T140">::</text:span><text:span text:style-name="T141">vector</text:span><text:span text:style-name="T142">&lt;</text:span><text:span text:style-name="T143">Step</text:span><text:span text:style-name="T144">&gt;</text:span><text:span text:style-name="T145"><text:s/></text:span><text:span text:style-name="T146">steps</text:span><text:span text:style-name="T147">;</text:span></text:p>
      <text:p text:style-name="P148"/>
      <text:p text:style-name="P149"><text:span text:style-name="T150">public:</text:span></text:p>
      <text:p text:style-name="P151"><text:span text:style-name="T152"><text:s text:c="4"/></text:span><text:span text:style-name="T153">MyPipeline</text:span><text:span text:style-name="T154">()<text:s/></text:span><text:span text:style-name="T155">=</text:span><text:span text:style-name="T156"><text:s/></text:span><text:span text:style-name="T157">default</text:span><text:span text:style-name="T158">;</text:span></text:p>
      <text:p text:style-name="P159"/>
      <text:p text:style-name="P160"><text:span text:style-name="T161"><text:s text:c="4"/></text:span><text:span text:style-name="T162">size_t</text:span><text:span text:style-name="T163"><text:s/></text:span><text:span text:style-name="T164">size</text:span><text:span text:style-name="T165">()<text:s/></text:span><text:span text:style-name="T166">const</text:span><text:span text:style-name="T167"><text:s/>{<text:s/></text:span><text:span text:style-name="T168">return</text:span><text:span text:style-name="T169"><text:s/></text:span><text:span text:style-name="T170">steps</text:span><text:span text:style-name="T171">.</text:span><text:span text:style-name="T172">size</text:span><text:span text:style-name="T173">(); }</text:span></text:p>
      <text:p text:style-name="P174"><text:span text:style-name="T175"><text:s text:c="4"/></text:span><text:span text:style-name="T176">bool</text:span><text:span text:style-name="T177"><text:s/></text:span><text:span text:style-name="T178">empty</text:span><text:span text:style-name="T179">()<text:s/></text:span><text:span text:style-name="T180">const</text:span><text:span text:style-name="T181"><text:s/>{<text:s/></text:span><text:span text:style-name="T182">return</text:span><text:span text:style-name="T183"><text:s/></text:span><text:span text:style-name="T184">steps</text:span><text:span text:style-name="T185">.</text:span><text:span text:style-name="T186">empty</text:span><text:span text:style-name="T187">(); }</text:span></text:p>
      <text:p text:style-name="P188"><text:s text:c="4"/></text:p>
      <text:p text:style-name="P189"><text:span text:style-name="T190"><text:s text:c="4"/></text:span><text:span text:style-name="T191">void</text:span><text:span text:style-name="T192"><text:s/></text:span><text:span text:style-name="T193">clear</text:span><text:span text:style-name="T194">() {</text:span></text:p>
      <text:p text:style-name="P195"><text:span text:style-name="T196"><text:s text:c="8"/></text:span><text:span text:style-name="T197">steps</text:span><text:span text:style-name="T198">.</text:span><text:span text:style-name="T199">clear</text:span><text:span text:style-name="T200">();</text:span></text:p>
      <text:p text:style-name="P201"><text:s text:c="4"/>}</text:p>
      <text:p text:style-name="P202"/>
      <text:p text:style-name="P203"><text:span text:style-name="T204"><text:s text:c="4"/></text:span><text:span text:style-name="T205">template</text:span><text:span text:style-name="T206"><text:s/>&lt;</text:span><text:span text:style-name="T207">class</text:span><text:span text:style-name="T208"><text:s/></text:span><text:span text:style-name="T209">F</text:span><text:span text:style-name="T210">&gt;</text:span></text:p>
      <text:p text:style-name="P211"><text:span text:style-name="T212"><text:s text:c="4"/></text:span><text:span text:style-name="T213">void</text:span><text:span text:style-name="T214"><text:s/></text:span><text:span text:style-name="T215">addStep</text:span><text:span text:style-name="T216">(</text:span><text:span text:style-name="T217">const</text:span><text:span text:style-name="T218"><text:s/></text:span><text:span text:style-name="T219">std</text:span><text:span text:style-name="T220">::</text:span><text:span text:style-name="T221">string</text:span><text:span text:style-name="T222">&amp;</text:span><text:span text:style-name="T223"><text:s/></text:span><text:span text:style-name="T224">name</text:span><text:span text:style-name="T225">,<text:s/></text:span><text:span text:style-name="T226">F</text:span><text:span text:style-name="T227"><text:s/></text:span><text:span text:style-name="T228">func</text:span><text:span text:style-name="T229">) {</text:span></text:p>
      <text:p text:style-name="P230"><text:span text:style-name="T231"><text:s text:c="8"/></text:span><text:span text:style-name="T232">if</text:span><text:span text:style-name="T233"><text:s/>(</text:span><text:span text:style-name="T234">name</text:span><text:span text:style-name="T235">.</text:span><text:span text:style-name="T236">empty</text:span><text:span text:style-name="T237">())</text:span></text:p>
      <text:p text:style-name="P238"><text:span text:style-name="T239"><text:s text:c="12"/></text:span><text:span text:style-name="T240">throw</text:span><text:span text:style-name="T241"><text:s/></text:span><text:span text:style-name="T242">std</text:span><text:span text:style-name="T243">::</text:span><text:span text:style-name="T244">invalid_argument</text:span><text:span text:style-name="T245">(</text:span><text:span text:style-name="T246">"</text:span><text:span text:style-name="T247">Пустое</text:span><text:span text:style-name="T248"><text:s/></text:span><text:span text:style-name="T249">имя</text:span><text:span text:style-name="T250">"</text:span><text:span text:style-name="T251">);</text:span></text:p>
      <text:p text:style-name="P252"/>
      <text:p text:style-name="P253"><text:span text:style-name="T254"><text:s text:c="8"/></text:span><text:span text:style-name="T255">Step</text:span><text:span text:style-name="T256"><text:s/></text:span><text:span text:style-name="T257">newStep</text:span><text:span text:style-name="T258">;</text:span></text:p>
      <text:p text:style-name="P259"><text:span text:style-name="T260"><text:s text:c="8"/></text:span><text:span text:style-name="T261">newStep</text:span><text:span text:style-name="T262">.</text:span><text:span text:style-name="T263">name</text:span><text:span text:style-name="T264"><text:s/></text:span><text:span text:style-name="T265">=</text:span><text:span text:style-name="T266"><text:s/></text:span><text:span text:style-name="T267">name</text:span><text:span text:style-name="T268">;</text:span></text:p>
      <text:p text:style-name="P269"><text:span text:style-name="T270"><text:s text:c="8"/></text:span><text:span text:style-name="T271">newStep</text:span><text:span text:style-name="T272">.</text:span><text:span text:style-name="T273">func</text:span><text:span text:style-name="T274"><text:s/></text:span><text:span text:style-name="T275">=</text:span><text:span text:style-name="T276"><text:s/></text:span><text:span text:style-name="T277">std</text:span><text:span text:style-name="T278">::</text:span><text:span text:style-name="T279">function</text:span><text:span text:style-name="T280">&lt;</text:span><text:span text:style-name="T281">T</text:span><text:span text:style-name="T282">(</text:span><text:span text:style-name="T283">T</text:span><text:span text:style-name="T284">)&gt;(</text:span><text:span text:style-name="T285">func</text:span><text:span text:style-name="T286">);</text:span></text:p>
      <text:p text:style-name="P287"><text:span text:style-name="T288"><text:s text:c="8"/></text:span><text:span text:style-name="T289">steps</text:span><text:span text:style-name="T290">.</text:span><text:span text:style-name="T291">push_back</text:span><text:span text:style-name="T292">(</text:span><text:span text:style-name="T293">newStep</text:span><text:span text:style-name="T294">);</text:span></text:p>
      <text:p text:style-name="P295"><text:s text:c="4"/>}</text:p>
      <text:p text:style-name="P296"/>
      <text:p text:style-name="P297"><text:span text:style-name="T298"><text:s text:c="4"/></text:span><text:span text:style-name="T299">void</text:span><text:span text:style-name="T300"><text:s/></text:span><text:span text:style-name="T301">removeStep</text:span><text:span text:style-name="T302">(</text:span><text:span text:style-name="T303">size_t</text:span><text:span text:style-name="T304"><text:s/></text:span><text:span text:style-name="T305">index</text:span><text:span text:style-name="T306">) {</text:span></text:p>
      <text:p text:style-name="P307"><text:span text:style-name="T308"><text:s text:c="8"/></text:span><text:span text:style-name="T309">if</text:span><text:span text:style-name="T310"><text:s/>(</text:span><text:span text:style-name="T311">index</text:span><text:span text:style-name="T312"><text:s/></text:span><text:span text:style-name="T313">&gt;=</text:span><text:span text:style-name="T314"><text:s/></text:span><text:span text:style-name="T315">steps</text:span><text:span text:style-name="T316">.</text:span><text:span text:style-name="T317">size</text:span><text:span text:style-name="T318">())</text:span></text:p>
      <text:p text:style-name="P319"><text:span text:style-name="T320"><text:s text:c="12"/></text:span><text:span text:style-name="T321">throw</text:span><text:span text:style-name="T322"><text:s/></text:span><text:span text:style-name="T323">std</text:span><text:span text:style-name="T324">::</text:span><text:span text:style-name="T325">out_of_range</text:span><text:span text:style-name="T326">(</text:span><text:span text:style-name="T327">"</text:span><text:span text:style-name="T328">Индекс</text:span><text:span text:style-name="T329"><text:s/></text:span><text:span text:style-name="T330">вне</text:span><text:span text:style-name="T331"><text:s/></text:span><text:span text:style-name="T332">диапазона</text:span><text:span text:style-name="T333">"</text:span><text:span text:style-name="T334">);</text:span></text:p>
      <text:p text:style-name="P335"><text:span text:style-name="T336"><text:s text:c="8"/></text:span><text:span text:style-name="T337">steps</text:span><text:span text:style-name="T338">.</text:span><text:span text:style-name="T339">erase</text:span><text:span text:style-name="T340">(</text:span><text:span text:style-name="T341">steps</text:span><text:span text:style-name="T342">.</text:span><text:span text:style-name="T343">begin</text:span><text:span text:style-name="T344">()<text:s/></text:span><text:span text:style-name="T345">+</text:span><text:span text:style-name="T346"><text:s/></text:span><text:span text:style-name="T347">index</text:span><text:span text:style-name="T348">);</text:span></text:p>
      <text:p text:style-name="P349"><text:s text:c="4"/>}</text:p>
      <text:p text:style-name="P350"/>
      <text:p text:style-name="P351"><text:span text:style-name="T352"><text:s text:c="4"/></text:span><text:span text:style-name="T353">T</text:span><text:span text:style-name="T354"><text:s/></text:span><text:span text:style-name="T355">run</text:span><text:span text:style-name="T356">(</text:span><text:span text:style-name="T357">T</text:span><text:span text:style-name="T358"><text:s/></text:span><text:span text:style-name="T359">value</text:span><text:span text:style-name="T360">)<text:s/></text:span><text:span text:style-name="T361">const</text:span><text:span text:style-name="T362"><text:s/>{</text:span></text:p>
      <text:p text:style-name="P363"><text:span text:style-name="T364"><text:s text:c="8"/></text:span><text:span text:style-name="T365">for</text:span><text:span text:style-name="T366"><text:s/>(</text:span><text:span text:style-name="T367">const</text:span><text:span text:style-name="T368"><text:s/></text:span><text:span text:style-name="T369">auto</text:span><text:span text:style-name="T370">&amp;</text:span><text:span text:style-name="T371"><text:s/></text:span><text:span text:style-name="T372">step</text:span><text:span text:style-name="T373"><text:s/>:<text:s/></text:span><text:span text:style-name="T374">steps</text:span><text:span text:style-name="T375">)</text:span></text:p>
      <text:p text:style-name="P376"><text:span text:style-name="T377"><text:s text:c="12"/></text:span><text:span text:style-name="T378">value</text:span><text:span text:style-name="T379"><text:s/></text:span><text:span text:style-name="T380">=</text:span><text:span text:style-name="T381"><text:s/></text:span><text:span text:style-name="T382">step</text:span><text:span text:style-name="T383">.</text:span><text:span text:style-name="T384">func</text:span><text:span text:style-name="T385">(</text:span><text:span text:style-name="T386">value</text:span><text:span text:style-name="T387">);</text:span></text:p>
      <text:p text:style-name="P388"><text:span text:style-name="T389"><text:s text:c="8"/></text:span><text:span text:style-name="T390">return</text:span><text:span text:style-name="T391"><text:s/></text:span><text:span text:style-name="T392">value</text:span><text:span text:style-name="T393">;</text:span></text:p>
      <text:p text:style-name="P394"><text:s text:c="4"/>}</text:p>
      <text:p text:style-name="P395"/>
      <text:p text:style-name="P396"><text:span text:style-name="T397"><text:s text:c="4"/></text:span><text:span text:style-name="T398">std</text:span><text:span text:style-name="T399">::</text:span><text:span text:style-name="T400">vector</text:span><text:span text:style-name="T401">&lt;</text:span><text:span text:style-name="T402">T</text:span><text:span text:style-name="T403">&gt;<text:s/></text:span><text:span text:style-name="T404">trace</text:span><text:span text:style-name="T405">(</text:span><text:span text:style-name="T406">T</text:span><text:span text:style-name="T407"><text:s/></text:span><text:span text:style-name="T408">value</text:span><text:span text:style-name="T409">)<text:s/></text:span><text:span text:style-name="T410">const</text:span><text:span text:style-name="T411"><text:s/>{</text:span></text:p>
      <text:p text:style-name="P412"><text:span text:style-name="T413"><text:s text:c="8"/></text:span><text:span text:style-name="T414">std</text:span><text:span text:style-name="T415">::</text:span><text:span text:style-name="T416">vector</text:span><text:span text:style-name="T417">&lt;</text:span><text:span text:style-name="T418">T</text:span><text:span text:style-name="T419">&gt;</text:span><text:span text:style-name="T420"><text:s/></text:span><text:span text:style-name="T421">res</text:span><text:span text:style-name="T422">;</text:span></text:p>
      <text:p text:style-name="P423"><text:span text:style-name="T424"><text:s text:c="8"/></text:span><text:span text:style-name="T425">for</text:span><text:span text:style-name="T426"><text:s/>(</text:span><text:span text:style-name="T427">const</text:span><text:span text:style-name="T428"><text:s/></text:span><text:span text:style-name="T429">auto</text:span><text:span text:style-name="T430">&amp;</text:span><text:span text:style-name="T431"><text:s/></text:span><text:span text:style-name="T432">step</text:span><text:span text:style-name="T433"><text:s/>:<text:s/></text:span><text:span text:style-name="T434">steps</text:span><text:span text:style-name="T435">) {</text:span></text:p>
      <text:p text:style-name="P436"><text:span text:style-name="T437"><text:s text:c="12"/></text:span><text:span text:style-name="T438">value</text:span><text:span text:style-name="T439"><text:s/></text:span><text:span text:style-name="T440">=</text:span><text:span text:style-name="T441"><text:s/></text:span><text:span text:style-name="T442">step</text:span><text:span text:style-name="T443">.</text:span><text:span text:style-name="T444">func</text:span><text:span text:style-name="T445">(</text:span><text:span text:style-name="T446">value</text:span><text:span text:style-name="T447">);</text:span></text:p>
      <text:p text:style-name="P448"><text:span text:style-name="T449"><text:s text:c="12"/></text:span><text:span text:style-name="T450">res</text:span><text:span text:style-name="T451">.</text:span><text:span text:style-name="T452">push_back</text:span><text:span text:style-name="T453">(</text:span><text:span text:style-name="T454">value</text:span><text:span text:style-name="T455">);</text:span></text:p>
      <text:p text:style-name="P456"><text:s text:c="8"/>}</text:p>
      <text:p text:style-name="P457"><text:span text:style-name="T458"><text:s text:c="8"/></text:span><text:span text:style-name="T459">return</text:span><text:span text:style-name="T460"><text:s/></text:span><text:span text:style-name="T461">res</text:span><text:span text:style-name="T462">;</text:span></text:p>
      <text:p text:style-name="P463"><text:s text:c="4"/>}</text:p>
      <text:p text:style-name="P464"/>
      <text:p text:style-name="P465"><text:span text:style-name="T466"><text:s text:c="4"/></text:span><text:span text:style-name="T467">friend</text:span><text:span text:style-name="T468"><text:s/></text:span><text:span text:style-name="T469">std</text:span><text:span text:style-name="T470">::</text:span><text:span text:style-name="T471">ostream</text:span><text:span text:style-name="T472">&amp;</text:span><text:span text:style-name="T473"><text:s/></text:span><text:span text:style-name="T474">operator&lt;&lt;</text:span><text:span text:style-name="T475">(</text:span><text:span text:style-name="T476">std</text:span><text:span text:style-name="T477">::</text:span><text:span text:style-name="T478">ostream</text:span><text:span text:style-name="T479">&amp;</text:span><text:span text:style-name="T480"><text:s/></text:span><text:span text:style-name="T481">os</text:span><text:span text:style-name="T482">,<text:s/></text:span><text:span text:style-name="T483">const</text:span><text:span text:style-name="T484"><text:s/></text:span><text:span text:style-name="T485">MyPipeline</text:span><text:span text:style-name="T486">&lt;</text:span><text:span text:style-name="T487">T</text:span><text:span text:style-name="T488">&gt;</text:span><text:span text:style-name="T489">&amp;</text:span><text:span text:style-name="T490"><text:s/></text:span><text:span text:style-name="T491">p</text:span><text:span text:style-name="T492">) {</text:span></text:p>
      <text:p text:style-name="P493"><text:span text:style-name="T494"><text:s text:c="8"/></text:span><text:span text:style-name="T495">os</text:span><text:span text:style-name="T496"><text:s/></text:span><text:span text:style-name="T497">&lt;&lt;</text:span><text:span text:style-name="T498"><text:s/></text:span><text:span text:style-name="T499">"</text:span><text:span text:style-name="T500">шагов</text:span><text:span text:style-name="T501">: "</text:span><text:span text:style-name="T502"><text:s/></text:span><text:span text:style-name="T503">&lt;&lt;</text:span><text:span text:style-name="T504"><text:s/></text:span><text:span text:style-name="T505">p</text:span><text:span text:style-name="T506">.</text:span><text:span text:style-name="T507">steps</text:span><text:span text:style-name="T508">.</text:span><text:span text:style-name="T509">size</text:span><text:span text:style-name="T510">()<text:s/></text:span><text:span text:style-name="T511">&lt;&lt;</text:span><text:span text:style-name="T512"><text:s/></text:span><text:span text:style-name="T513">"</text:span><text:span text:style-name="T514">\n</text:span><text:span text:style-name="T515">"</text:span><text:span text:style-name="T516">;</text:span></text:p>
      <text:p text:style-name="P517"><text:span text:style-name="T518"><text:s text:c="8"/></text:span><text:span text:style-name="T519">for</text:span><text:span text:style-name="T520"><text:s/>(</text:span><text:span text:style-name="T521">size_t</text:span><text:span text:style-name="T522"><text:s/></text:span><text:span text:style-name="T523">i</text:span><text:span text:style-name="T524"><text:s/></text:span><text:span text:style-name="T525">=</text:span><text:span text:style-name="T526"><text:s/></text:span><text:span text:style-name="T527">0</text:span><text:span text:style-name="T528">;<text:s/></text:span><text:span text:style-name="T529">i</text:span><text:span text:style-name="T530"><text:s/></text:span><text:span text:style-name="T531">&lt;</text:span><text:span text:style-name="T532"><text:s/></text:span><text:span text:style-name="T533">p</text:span><text:span text:style-name="T534">.</text:span><text:span text:style-name="T535">steps</text:span><text:span text:style-name="T536">.</text:span><text:span text:style-name="T537">size</text:span><text:span text:style-name="T538">();<text:s/></text:span><text:span text:style-name="T539">++</text:span><text:span text:style-name="T540">i</text:span><text:span text:style-name="T541">)</text:span></text:p>
      <text:p text:style-name="P542"><text:span text:style-name="T543"><text:s text:c="12"/></text:span><text:span text:style-name="T544">os</text:span><text:span text:style-name="T545"><text:s/></text:span><text:span text:style-name="T546">&lt;&lt;</text:span><text:span text:style-name="T547"><text:s/></text:span><text:span text:style-name="T548">i</text:span><text:span text:style-name="T549"><text:s/></text:span><text:span text:style-name="T550">&lt;&lt;</text:span><text:span text:style-name="T551"><text:s/></text:span><text:span text:style-name="T552">") "</text:span><text:span text:style-name="T553"><text:s/></text:span><text:span text:style-name="T554">&lt;&lt;</text:span><text:span text:style-name="T555"><text:s/></text:span><text:span text:style-name="T556">p</text:span><text:span text:style-name="T557">.</text:span><text:span text:style-name="T558">steps</text:span><text:span text:style-name="T559">[</text:span><text:span text:style-name="T560">i</text:span><text:span text:style-name="T561">].</text:span><text:span text:style-name="T562">name</text:span><text:span text:style-name="T563"><text:s/></text:span><text:span text:style-name="T564">&lt;&lt;</text:span><text:span text:style-name="T565"><text:s/></text:span><text:span text:style-name="T566">"</text:span><text:span text:style-name="T567">\n</text:span><text:span text:style-name="T568">"</text:span><text:span text:style-name="T569">;</text:span></text:p>
      <text:p text:style-name="P570"><text:span text:style-name="T571"><text:s text:c="8"/></text:span><text:span text:style-name="T572">return</text:span><text:span text:style-name="T573"><text:s/></text:span><text:span text:style-name="T574">os</text:span><text:span text:style-name="T575">;</text:span></text:p>
      <text:p text:style-name="P576"><text:s text:c="4"/>}</text:p>
      <text:p text:style-name="P577">};</text:p>
      <text:p text:style-name="P578"/>
      <text:p text:style-name="P579"><text:span text:style-name="T580">int</text:span><text:span text:style-name="T581"><text:s/></text:span><text:span text:style-name="T582">main</text:span><text:span text:style-name="T583">() {</text:span></text:p>
      <text:p text:style-name="P584"><text:span text:style-name="T585"><text:s text:c="4"/>// 6.1. int</text:span></text:p>
      <text:p text:style-name="P586"><text:span text:style-name="T587"><text:s text:c="4"/></text:span><text:span text:style-name="T588">std</text:span><text:span text:style-name="T589">::</text:span><text:span text:style-name="T590">cout</text:span><text:span text:style-name="T591"><text:s/></text:span><text:span text:style-name="T592">&lt;&lt;</text:span><text:span text:style-name="T593"><text:s/></text:span><text:span text:style-name="T594">"1. MyPipeline&lt;int&gt;</text:span><text:span text:style-name="T595">\n</text:span><text:span text:style-name="T596">"</text:span><text:span text:style-name="T597">;</text:span></text:p>
      <text:p text:style-name="P598"><text:span text:style-name="T599"><text:s text:c="4"/></text:span><text:span text:style-name="T600">MyPipeline</text:span><text:span text:style-name="T601">&lt;</text:span><text:span text:style-name="T602">int</text:span><text:span text:style-name="T603">&gt;</text:span><text:span text:style-name="T604"><text:s/></text:span><text:span text:style-name="T605">ip</text:span><text:span text:style-name="T606">;</text:span></text:p>
      <text:p text:style-name="P607"><text:span text:style-name="T608"><text:s text:c="4"/></text:span><text:span text:style-name="T609">ip</text:span><text:span text:style-name="T610">.</text:span><text:span text:style-name="T611">addStep</text:span><text:span text:style-name="T612">(</text:span><text:span text:style-name="T613">"</text:span><text:span text:style-name="T614">Умножить</text:span><text:span text:style-name="T615"><text:s/></text:span><text:span text:style-name="T616">на</text:span><text:span text:style-name="T617"><text:s/>5"</text:span><text:span text:style-name="T618">, [](</text:span><text:span text:style-name="T619">int</text:span><text:span text:style-name="T620"><text:s/></text:span><text:span text:style-name="T621">x</text:span><text:span text:style-name="T622">) {<text:s/></text:span><text:span text:style-name="T623">return</text:span><text:span text:style-name="T624"><text:s/></text:span><text:span text:style-name="T625">x</text:span><text:span text:style-name="T626"><text:s/></text:span><text:span text:style-name="T627">*</text:span><text:span text:style-name="T628"><text:s/></text:span><text:span text:style-name="T629">5</text:span><text:span text:style-name="T630">; });</text:span></text:p>
      <text:p text:style-name="P631"><text:span text:style-name="T632"><text:s text:c="4"/></text:span><text:span text:style-name="T633">ip</text:span><text:span text:style-name="T634">.</text:span><text:span text:style-name="T635">addStep</text:span><text:span text:style-name="T636">(</text:span><text:span text:style-name="T637">"</text:span><text:span text:style-name="T638">Прибавить</text:span><text:span text:style-name="T639"><text:s/>1"</text:span><text:span text:style-name="T640">, [](</text:span><text:span text:style-name="T641">int</text:span><text:span text:style-name="T642"><text:s/></text:span><text:span text:style-name="T643">x</text:span><text:span text:style-name="T644">) {<text:s/></text:span><text:span text:style-name="T645">return</text:span><text:span text:style-name="T646"><text:s/></text:span><text:span text:style-name="T647">x</text:span><text:span text:style-name="T648"><text:s/></text:span><text:span text:style-name="T649">+</text:span><text:span text:style-name="T650"><text:s/></text:span><text:span text:style-name="T651">1</text:span><text:span text:style-name="T652">; });</text:span></text:p>
      <text:p text:style-name="P653"><text:span text:style-name="T654"><text:s text:c="4"/></text:span><text:span text:style-name="T655">ip</text:span><text:span text:style-name="T656">.</text:span><text:span text:style-name="T657">addStep</text:span><text:span text:style-name="T658">(</text:span><text:span text:style-name="T659">"</text:span><text:span text:style-name="T660">Возвести</text:span><text:span text:style-name="T661"><text:s/></text:span><text:span text:style-name="T662">в</text:span><text:span text:style-name="T663"><text:s/></text:span><text:span text:style-name="T664">квадрат</text:span><text:span text:style-name="T665">"</text:span><text:span text:style-name="T666">, [](</text:span><text:span text:style-name="T667">int</text:span><text:span text:style-name="T668"><text:s/></text:span><text:span text:style-name="T669">x</text:span><text:span text:style-name="T670">) {<text:s/></text:span><text:span text:style-name="T671">return</text:span><text:span text:style-name="T672"><text:s/></text:span><text:span text:style-name="T673">x</text:span><text:span text:style-name="T674"><text:s/></text:span><text:span text:style-name="T675">*</text:span><text:span text:style-name="T676"><text:s/></text:span><text:span text:style-name="T677">x</text:span><text:span text:style-name="T678">; });</text:span></text:p>
      <text:p text:style-name="P679"><text:s text:c="4"/></text:p>
      <text:p text:style-name="P680"><text:span text:style-name="T681"><text:s text:c="4"/></text:span><text:span text:style-name="T682">std</text:span><text:span text:style-name="T683">::</text:span><text:span text:style-name="T684">cout</text:span><text:span text:style-name="T685"><text:s/></text:span><text:span text:style-name="T686">&lt;&lt;</text:span><text:span text:style-name="T687"><text:s/></text:span><text:span text:style-name="T688">ip</text:span><text:span text:style-name="T689">;</text:span></text:p>
      <text:p text:style-name="P690"><text:span text:style-name="T691"><text:s text:c="4"/></text:span><text:span text:style-name="T692">int</text:span><text:span text:style-name="T693"><text:s/></text:span><text:span text:style-name="T694">start</text:span><text:span text:style-name="T695"><text:s/></text:span><text:span text:style-name="T696">=</text:span><text:span text:style-name="T697"><text:s/></text:span><text:span text:style-name="T698">5</text:span><text:span text:style-name="T699">;</text:span></text:p>
      <text:p text:style-name="P700"><text:span text:style-name="T701"><text:s text:c="4"/></text:span><text:span text:style-name="T702">std</text:span><text:span text:style-name="T703">::</text:span><text:span text:style-name="T704">cout</text:span><text:span text:style-name="T705"><text:s/></text:span><text:span text:style-name="T706">&lt;&lt;</text:span><text:span text:style-name="T707"><text:s/></text:span><text:span text:style-name="T708">"Run("</text:span><text:span text:style-name="T709"><text:s/></text:span><text:span text:style-name="T710">&lt;&lt;</text:span><text:span text:style-name="T711"><text:s/></text:span><text:span text:style-name="T712">start</text:span><text:span text:style-name="T713"><text:s/></text:span><text:span text:style-name="T714">&lt;&lt;</text:span><text:span text:style-name="T715"><text:s/></text:span><text:span text:style-name="T716">") = "</text:span><text:span text:style-name="T717"><text:s/></text:span><text:span text:style-name="T718">&lt;&lt;</text:span><text:span text:style-name="T719"><text:s/></text:span><text:span text:style-name="T720">ip</text:span><text:span text:style-name="T721">.</text:span><text:span text:style-name="T722">run</text:span><text:span text:style-name="T723">(</text:span><text:span text:style-name="T724">start</text:span><text:span text:style-name="T725">)<text:s/></text:span><text:span text:style-name="T726">&lt;&lt;</text:span><text:span text:style-name="T727"><text:s/></text:span><text:span text:style-name="T728">"</text:span><text:span text:style-name="T729">\n</text:span><text:span text:style-name="T730">"</text:span><text:span text:style-name="T731">;</text:span></text:p>
      <text:p text:style-name="P732"><text:s text:c="4"/></text:p>
      <text:p text:style-name="P733"><text:span text:style-name="T734"><text:s text:c="4"/></text:span><text:span text:style-name="T735">std</text:span><text:span text:style-name="T736">::</text:span><text:span text:style-name="T737">vector</text:span><text:span text:style-name="T738">&lt;</text:span><text:span text:style-name="T739">int</text:span><text:span text:style-name="T740">&gt;</text:span><text:span text:style-name="T741"><text:s/></text:span><text:span text:style-name="T742">tr</text:span><text:span text:style-name="T743"><text:s/></text:span><text:span text:style-name="T744">=</text:span><text:span text:style-name="T745"><text:s/></text:span><text:span text:style-name="T746">ip</text:span><text:span text:style-name="T747">.</text:span><text:span text:style-name="T748">trace</text:span><text:span text:style-name="T749">(</text:span><text:span text:style-name="T750">start</text:span><text:span text:style-name="T751">);</text:span></text:p>
      <text:p text:style-name="P752"><text:span text:style-name="T753"><text:s text:c="4"/></text:span><text:span text:style-name="T754">std</text:span><text:span text:style-name="T755">::</text:span><text:span text:style-name="T756">cout</text:span><text:span text:style-name="T757"><text:s/></text:span><text:span text:style-name="T758">&lt;&lt;</text:span><text:span text:style-name="T759"><text:s/></text:span><text:span text:style-name="T760">"Trace: "</text:span><text:span text:style-name="T761">;</text:span></text:p>
      <text:p text:style-name="P762"><text:span text:style-name="T763"><text:s text:c="4"/></text:span><text:span text:style-name="T764">for</text:span><text:span text:style-name="T765"><text:s/>(</text:span><text:span text:style-name="T766">int</text:span><text:span text:style-name="T767"><text:s/></text:span><text:span text:style-name="T768">v</text:span><text:span text:style-name="T769"><text:s/>:<text:s/></text:span><text:span text:style-name="T770">tr</text:span><text:span text:style-name="T771">)<text:s/></text:span><text:span text:style-name="T772">std</text:span><text:span text:style-name="T773">::</text:span><text:span text:style-name="T774">cout</text:span><text:span text:style-name="T775"><text:s/></text:span><text:span text:style-name="T776">&lt;&lt;</text:span><text:span text:style-name="T777"><text:s/></text:span><text:span text:style-name="T778">v</text:span><text:span text:style-name="T779"><text:s/></text:span><text:span text:style-name="T780">&lt;&lt;</text:span><text:span text:style-name="T781"><text:s/></text:span><text:span text:style-name="T782">" "</text:span><text:span text:style-name="T783">;</text:span></text:p>
      <text:p text:style-name="P784"><text:span text:style-name="T785"><text:s text:c="4"/></text:span><text:span text:style-name="T786">std</text:span><text:span text:style-name="T787">::</text:span><text:span text:style-name="T788">cout</text:span><text:span text:style-name="T789"><text:s/></text:span><text:span text:style-name="T790">&lt;&lt;</text:span><text:span text:style-name="T791"><text:s/></text:span><text:span text:style-name="T792">"</text:span><text:span text:style-name="T793">\n\n</text:span><text:span text:style-name="T794">"</text:span><text:span text:style-name="T795">;</text:span></text:p>
      <text:p text:style-name="P796"/>
      <text:p text:style-name="P797"><text:span text:style-name="T798"><text:s text:c="4"/>// 6.2. string</text:span></text:p>
      <text:p text:style-name="P799"><text:span text:style-name="T800"><text:s text:c="4"/></text:span><text:span text:style-name="T801">std</text:span><text:span text:style-name="T802">::</text:span><text:span text:style-name="T803">cout</text:span><text:span text:style-name="T804"><text:s/></text:span><text:span text:style-name="T805">&lt;&lt;</text:span><text:span text:style-name="T806"><text:s/></text:span><text:span text:style-name="T807">"2. MyPipeline&lt;string&gt;</text:span><text:span text:style-name="T808">\n</text:span><text:span text:style-name="T809">"</text:span><text:span text:style-name="T810">;</text:span></text:p>
      <text:p text:style-name="P811"><text:span text:style-name="T812"><text:s text:c="4"/></text:span><text:span text:style-name="T813">MyPipeline</text:span><text:span text:style-name="T814">&lt;</text:span><text:span text:style-name="T815">std</text:span><text:span text:style-name="T816">::</text:span><text:span text:style-name="T817">string</text:span><text:span text:style-name="T818">&gt;</text:span><text:span text:style-name="T819"><text:s/></text:span><text:span text:style-name="T820">sp</text:span><text:span text:style-name="T821">;</text:span></text:p>
      <text:p text:style-name="P822"><text:span text:style-name="T823"><text:s text:c="4"/></text:span><text:span text:style-name="T824">sp</text:span><text:span text:style-name="T825">.</text:span><text:span text:style-name="T826">addStep</text:span><text:span text:style-name="T827">(</text:span><text:span text:style-name="T828">"</text:span><text:span text:style-name="T829">Добавить</text:span><text:span text:style-name="T830"><text:s/>-&gt;"</text:span><text:span text:style-name="T831">, [](</text:span><text:span text:style-name="T832">std</text:span><text:span text:style-name="T833">::</text:span><text:span text:style-name="T834">string</text:span><text:span text:style-name="T835"><text:s/></text:span><text:span text:style-name="T836">s</text:span><text:span text:style-name="T837">) {<text:s/></text:span><text:span text:style-name="T838">return</text:span><text:span text:style-name="T839"><text:s/></text:span><text:span text:style-name="T840">"-&gt;"</text:span><text:span text:style-name="T841"><text:s/></text:span><text:span text:style-name="T842">+</text:span><text:span text:style-name="T843"><text:s/></text:span><text:span text:style-name="T844">s</text:span><text:span text:style-name="T845">; });</text:span></text:p>
      <text:p text:style-name="P846"><text:span text:style-name="T847"><text:s text:c="4"/></text:span><text:span text:style-name="T848">sp</text:span><text:span text:style-name="T849">.</text:span><text:span text:style-name="T850">addStep</text:span><text:span text:style-name="T851">(</text:span><text:span text:style-name="T852">"</text:span><text:span text:style-name="T853">Добавить</text:span><text:span text:style-name="T854"><text:s/>&lt;-"</text:span><text:span text:style-name="T855">, [](</text:span><text:span text:style-name="T856">std</text:span><text:span text:style-name="T857">::</text:span><text:span text:style-name="T858">string</text:span><text:span text:style-name="T859"><text:s/></text:span><text:span text:style-name="T860">s</text:span><text:span text:style-name="T861">) {<text:s/></text:span><text:span text:style-name="T862">return</text:span><text:span text:style-name="T863"><text:s/></text:span><text:span text:style-name="T864">s</text:span><text:span text:style-name="T865"><text:s/></text:span><text:span text:style-name="T866">+</text:span><text:span text:style-name="T867"><text:s/></text:span><text:span text:style-name="T868">"&lt;-"</text:span><text:span text:style-name="T869">; });</text:span></text:p>
      <text:p text:style-name="P870"><text:span text:style-name="T871"><text:s text:c="4"/></text:span><text:span text:style-name="T872">sp</text:span><text:span text:style-name="T873">.</text:span><text:span text:style-name="T874">addStep</text:span><text:span text:style-name="T875">(</text:span><text:span text:style-name="T876">"</text:span><text:span text:style-name="T877">Верхний</text:span><text:span text:style-name="T878"><text:s/></text:span><text:span text:style-name="T879">регистр</text:span><text:span text:style-name="T880">"</text:span><text:span text:style-name="T881">, [](</text:span><text:span text:style-name="T882">std</text:span><text:span text:style-name="T883">::</text:span><text:span text:style-name="T884">string</text:span><text:span text:style-name="T885"><text:s/></text:span><text:span text:style-name="T886">s</text:span><text:span text:style-name="T887">) {</text:span></text:p>
      <text:soft-page-break/>
      <text:p text:style-name="P888"><text:span text:style-name="T889"><text:s text:c="8"/></text:span><text:span text:style-name="T890">for</text:span><text:span text:style-name="T891"><text:s/>(</text:span><text:span text:style-name="T892">char</text:span><text:span text:style-name="T893">&amp;</text:span><text:span text:style-name="T894"><text:s/></text:span><text:span text:style-name="T895">c</text:span><text:span text:style-name="T896"><text:s/>:<text:s/></text:span><text:span text:style-name="T897">s</text:span><text:span text:style-name="T898">)<text:s/></text:span></text:p>
      <text:p text:style-name="P899"><text:span text:style-name="T900"><text:s text:c="12"/></text:span><text:span text:style-name="T901">c</text:span><text:span text:style-name="T902"><text:s/></text:span><text:span text:style-name="T903">=</text:span><text:span text:style-name="T904"><text:s/></text:span><text:span text:style-name="T905">static_cast</text:span><text:span text:style-name="T906">&lt;</text:span><text:span text:style-name="T907">char</text:span><text:span text:style-name="T908">&gt;</text:span><text:span text:style-name="T909">(</text:span><text:span text:style-name="T910">std</text:span><text:span text:style-name="T911">::</text:span><text:span text:style-name="T912">toupper</text:span><text:span text:style-name="T913">(</text:span><text:span text:style-name="T914">static_cast</text:span><text:span text:style-name="T915">&lt;</text:span><text:span text:style-name="T916">unsigned</text:span><text:span text:style-name="T917"><text:s/></text:span><text:span text:style-name="T918">char</text:span><text:span text:style-name="T919">&gt;</text:span><text:span text:style-name="T920">(</text:span><text:span text:style-name="T921">c</text:span><text:span text:style-name="T922">)));</text:span></text:p>
      <text:p text:style-name="P923"><text:span text:style-name="T924"><text:s text:c="8"/></text:span><text:span text:style-name="T925">return</text:span><text:span text:style-name="T926"><text:s/></text:span><text:span text:style-name="T927">s</text:span><text:span text:style-name="T928">;</text:span></text:p>
      <text:p text:style-name="P929"><text:s text:c="4"/>});</text:p>
      <text:p text:style-name="P930"><text:s text:c="4"/></text:p>
      <text:p text:style-name="P931"><text:span text:style-name="T932"><text:s text:c="4"/></text:span><text:span text:style-name="T933">std</text:span><text:span text:style-name="T934">::</text:span><text:span text:style-name="T935">string</text:span><text:span text:style-name="T936"><text:s/></text:span><text:span text:style-name="T937">str</text:span><text:span text:style-name="T938"><text:s/></text:span><text:span text:style-name="T939">=</text:span><text:span text:style-name="T940"><text:s/></text:span><text:span text:style-name="T941">"hello"</text:span><text:span text:style-name="T942">;</text:span></text:p>
      <text:p text:style-name="P943"><text:span text:style-name="T944"><text:s text:c="4"/></text:span><text:span text:style-name="T945">std</text:span><text:span text:style-name="T946">::</text:span><text:span text:style-name="T947">cout</text:span><text:span text:style-name="T948"><text:s/></text:span><text:span text:style-name="T949">&lt;&lt;</text:span><text:span text:style-name="T950"><text:s/></text:span><text:span text:style-name="T951">"run(</text:span><text:span text:style-name="T952">\"</text:span><text:span text:style-name="T953">"</text:span><text:span text:style-name="T954"><text:s/></text:span><text:span text:style-name="T955">&lt;&lt;</text:span><text:span text:style-name="T956"><text:s/></text:span><text:span text:style-name="T957">str</text:span><text:span text:style-name="T958"><text:s/></text:span><text:span text:style-name="T959">&lt;&lt;</text:span><text:span text:style-name="T960"><text:s/></text:span><text:span text:style-name="T961">"</text:span><text:span text:style-name="T962">\"</text:span><text:span text:style-name="T963">) =<text:s/></text:span><text:span text:style-name="T964">\"</text:span><text:span text:style-name="T965">"</text:span><text:span text:style-name="T966"><text:s/></text:span><text:span text:style-name="T967">&lt;&lt;</text:span><text:span text:style-name="T968"><text:s/></text:span><text:span text:style-name="T969">sp</text:span><text:span text:style-name="T970">.</text:span><text:span text:style-name="T971">run</text:span><text:span text:style-name="T972">(</text:span><text:span text:style-name="T973">str</text:span><text:span text:style-name="T974">)<text:s/></text:span><text:span text:style-name="T975">&lt;&lt;</text:span><text:span text:style-name="T976"><text:s/></text:span><text:span text:style-name="T977">"</text:span><text:span text:style-name="T978">\"\n\n</text:span><text:span text:style-name="T979">"</text:span><text:span text:style-name="T980">;</text:span></text:p>
      <text:p text:style-name="P981"/>
      <text:p text:style-name="P982"><text:span text:style-name="T983"><text:s text:c="4"/></text:span><text:span text:style-name="T984">// 6.3. исключение</text:span></text:p>
      <text:p text:style-name="P985"><text:span text:style-name="T986"><text:s text:c="4"/></text:span><text:span text:style-name="T987">std</text:span><text:span text:style-name="T988">::</text:span><text:span text:style-name="T989">cout</text:span><text:span text:style-name="T990"><text:s/></text:span><text:span text:style-name="T991">&lt;&lt;</text:span><text:span text:style-name="T992"><text:s/></text:span><text:span text:style-name="T993">"3. Исключение</text:span><text:span text:style-name="T994">\n</text:span><text:span text:style-name="T995">"</text:span><text:span text:style-name="T996">;</text:span></text:p>
      <text:p text:style-name="P997"><text:span text:style-name="T998"><text:s text:c="4"/></text:span><text:span text:style-name="T999">MyPipeline</text:span><text:span text:style-name="T1000">&lt;</text:span><text:span text:style-name="T1001">double</text:span><text:span text:style-name="T1002">&gt;</text:span><text:span text:style-name="T1003"><text:s/></text:span><text:span text:style-name="T1004">dp</text:span><text:span text:style-name="T1005">;</text:span></text:p>
      <text:p text:style-name="P1006"><text:s text:c="4"/></text:p>
      <text:p text:style-name="P1007"><text:span text:style-name="T1008"><text:s text:c="4"/></text:span><text:span text:style-name="T1009">try</text:span><text:span text:style-name="T1010"><text:s/>{</text:span></text:p>
      <text:p text:style-name="P1011"><text:span text:style-name="T1012"><text:s text:c="8"/></text:span><text:span text:style-name="T1013">std</text:span><text:span text:style-name="T1014">::</text:span><text:span text:style-name="T1015">cout</text:span><text:span text:style-name="T1016"><text:s/></text:span><text:span text:style-name="T1017">&lt;&lt;</text:span><text:span text:style-name="T1018"><text:s/></text:span><text:span text:style-name="T1019">"Пытаемся удалить шаг с индексом 100...</text:span><text:span text:style-name="T1020">\n</text:span><text:span text:style-name="T1021">"</text:span><text:span text:style-name="T1022">;</text:span></text:p>
      <text:p text:style-name="P1023"><text:span text:style-name="T1024"><text:s text:c="8"/></text:span><text:span text:style-name="T1025">dp</text:span><text:span text:style-name="T1026">.</text:span><text:span text:style-name="T1027">removeStep</text:span><text:span text:style-name="T1028">(</text:span><text:span text:style-name="T1029">100</text:span><text:span text:style-name="T1030">);</text:span></text:p>
      <text:p text:style-name="P1031"><text:s text:c="4"/>}</text:p>
      <text:p text:style-name="P1032"><text:span text:style-name="T1033"><text:s text:c="4"/></text:span><text:span text:style-name="T1034">catch</text:span><text:span text:style-name="T1035"><text:s/>(</text:span><text:span text:style-name="T1036">const</text:span><text:span text:style-name="T1037"><text:s/></text:span><text:span text:style-name="T1038">std</text:span><text:span text:style-name="T1039">::</text:span><text:span text:style-name="T1040">out_of_range</text:span><text:span text:style-name="T1041">&amp;</text:span><text:span text:style-name="T1042"><text:s/></text:span><text:span text:style-name="T1043">e</text:span><text:span text:style-name="T1044">) {</text:span></text:p>
      <text:p text:style-name="P1045"><text:span text:style-name="T1046"><text:s text:c="8"/></text:span><text:span text:style-name="T1047">std</text:span><text:span text:style-name="T1048">::</text:span><text:span text:style-name="T1049">cout</text:span><text:span text:style-name="T1050"><text:s/></text:span><text:span text:style-name="T1051">&lt;&lt;</text:span><text:span text:style-name="T1052"><text:s/></text:span><text:span text:style-name="T1053">"Поймано исключение: "</text:span><text:span text:style-name="T1054"><text:s/></text:span><text:span text:style-name="T1055">&lt;&lt;</text:span><text:span text:style-name="T1056"><text:s/></text:span><text:span text:style-name="T1057">e</text:span><text:span text:style-name="T1058">.</text:span><text:span text:style-name="T1059">what</text:span><text:span text:style-name="T1060">()<text:s/></text:span><text:span text:style-name="T1061">&lt;&lt;</text:span><text:span text:style-name="T1062"><text:s/></text:span><text:span text:style-name="T1063">"</text:span><text:span text:style-name="T1064">\n</text:span><text:span text:style-name="T1065">"</text:span><text:span text:style-name="T1066">;</text:span></text:p>
      <text:p text:style-name="P1067"><text:s text:c="4"/>}</text:p>
      <text:p text:style-name="P1068"><text:s text:c="4"/></text:p>
      <text:p text:style-name="P1069"><text:span text:style-name="T1070"><text:s text:c="4"/></text:span><text:span text:style-name="T1071">return</text:span><text:span text:style-name="T1072"><text:s/></text:span><text:span text:style-name="T1073">0</text:span><text:span text:style-name="T1074">;</text:span></text:p>
      <text:p text:style-name="P1075">}</text:p>
      <text:p text:style-name="P1076">}</text:p>
      <text:p text:style-name="P1077"/>
      <text:p text:style-name="Standard"><text:span text:style-name="T1078">4.<text:s/></text:span><text:span text:style-name="T1079">C</text:span><text:span text:style-name="T1080">сылка на репозиторий:</text:span><text:s/><text:span text:style-name="T1081">https://github.com/ganniieva/lab_</text:span><text:span text:style-name="T1082">10</text:span><text:span text:style-name="T1083">.git</text:span></text:p>
      <text:p text:style-name="P1084">5. Вывод:</text:p>
      <text:p text:style-name="p1"><text:span text:style-name="T1085"><text:s text:c="3"/></text:span><text:span text:style-name="T1086">Р</text:span><text:span text:style-name="T1087">еализовала шаблонный класс</text:span><text:span text:style-name="T1088"> </text:span><text:span text:style-name="T1089">MyPipeline&lt;T&gt;</text:span><text:span text:style-name="T1090"> </text:span><text:span text:style-name="T1091">для создания конвейера обработки данных. Класс поддерживает добавление и удаление шагов, последовательное применение функций к данным, трассировку промежуточных результатов и вывод информации.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11 6 4 2 2 2 2 2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 svg:panose-1="2 11 0 4 2 2 2 2 2 4"/>
    <style:font-face style:name="Mangal" svg:font-family="Mangal" style:font-family-generic="roman" style:font-pitch="variable" svg:panose-1="2 4 5 3 5 2 3 3 2 2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decorative" style:font-pitch="variable" svg:panose-1="5 5 1 2 1 7 6 2 5 7"/>
    <style:font-face style:name="Wingdings" svg:font-family="Wingdings" style:font-family-generic="decorative" style:font-pitch="variable" svg:panose-1="5 0 0 0 0 0 0 0 0 0"/>
    <style:font-face style:name="Menlo" svg:font-family="Menlo" style:font-family-generic="modern" style:font-pitch="fixed" svg:panose-1="2 11 6 9 3 8 4 2 2 4"/>
    <style:font-face style:name="Aptos" svg:font-family="Aptos" style:font-family-generic="swiss" style:font-pitch="variable" svg:panose-1="2 11 0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2" style:display-name="Заголовок 2" style:family="paragraph" style:parent-style-name="Обычный" style:default-outline-level="2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ru" style:country-asian="RU" style:language-complex="ar" style:country-complex="SA" fo:hyphenate="tru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top="0.0277in"/>
      <style:text-properties style:font-name="Aptos Display" style:font-name-asian="Times New Roman" style:font-name-complex="Mangal" fo:color="#0A2F40" style:font-size-complex="10.5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p1" style:display-name="p1" style:family="paragraph" style:parent-style-name="Обычный">
      <style:paragraph-properties style:vertical-align="auto"/>
      <style:text-properties style:font-name="Times New Roman" style:font-name-asian="Times New Roman" style:font-name-complex="Times New Roman" fo:color="#000000" style:letter-kerning="false" fo:font-size="9pt" style:font-size-asian="9pt" style:font-size-complex="9pt" style:language-asian="ru" style:country-asian="RU" style:language-complex="ar" style:country-complex="SA" fo:hyphenate="true"/>
    </style:style>
    <style:style style:name="Заголовок2Знак" style:display-name="Заголовок 2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ru" style:country-asian="RU" style:language-complex="ar" style:country-complex="SA"/>
    </style:style>
    <style:style style:name="Абзацсписка" style:display-name="Абзац списка" style:family="paragraph" style:parent-style-name="Обычный">
      <style:paragraph-properties style:contextual-spacing="true" fo:margin-left="0.5in">
        <style:tab-stops/>
      </style:paragraph-properties>
      <style:text-properties style:font-name-complex="Mangal" style:font-size-complex="10.5pt" fo:hyphenate="false"/>
    </style:style>
    <style:style style:name="ds-markdown-paragraph" style:display-name="ds-markdown-paragraph" style:family="paragraph" style:parent-style-name="Обычный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 fo:hyphenate="true"/>
    </style:style>
    <style:style style:name="apple-converted-space" style:display-name="apple-converted-space" style:family="text" style:parent-style-name="Основнойшрифтабзаца"/>
    <style:style style:name="КодHTML" style:display-name="Код HTML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/>
    </style:style>
    <style:style style:name="s1" style:display-name="s1" style:family="text" style:parent-style-name="Основнойшрифтабзаца">
      <style:text-properties style:font-name="Times New Roman" style:font-name-complex="Times New Roman" fo:font-size="9pt" style:font-size-asian="9pt" style:font-size-complex="9pt"/>
    </style:style>
    <style:style style:name="Заголовок3Знак" style:display-name="Заголовок 3 Знак" style:family="text" style:parent-style-name="Основнойшрифтабзаца">
      <style:text-properties style:font-name="Aptos Display" style:font-name-asian="Times New Roman" style:font-name-complex="Mangal" fo:color="#0A2F40" style:font-size-complex="10.5pt"/>
    </style:style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Милана Ганиева</dc:creator>
    <meta:creation-date>2026-03-05T14:31:00Z</meta:creation-date>
    <dc:date>2026-03-05T14:31:00Z</dc:date>
    <meta:template xlink:href="Normal" xlink:type="simple"/>
    <meta:editing-cycles>2</meta:editing-cycles>
    <meta:editing-duration>PT0S</meta:editing-duration>
    <meta:document-statistic meta:page-count="4" meta:paragraph-count="10" meta:word-count="751" meta:character-count="5028" meta:row-count="35" meta:non-whitespace-character-count="4287"/>
  </office:meta>
</office:document-meta>
</file>